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dParitePourVersionSQL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Parit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.3" table:style-name="ce1">
            <text:p>30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22" table:style-name="ce1">
            <text:p>6,2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5" table:style-name="ce1">
            <text:p>31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.4" table:style-name="ce1">
            <text:p>23,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9.44" table:style-name="ce1">
            <text:p>9,4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.3" table:style-name="ce1">
            <text:p>26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44" table:style-name="ce1">
            <text:p>3,4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3" table:style-name="ce1">
            <text:p>14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1.7" table:style-name="ce1">
            <text:p>11,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.33" table:style-name="ce1">
            <text:p>6,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.3" table:style-name="ce1">
            <text:p>13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14" table:style-name="ce1">
            <text:p>7,1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.5" table:style-name="ce1">
            <text:p>15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49" table:style-name="ce1">
            <text:p>7,4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.4" table:style-name="ce1">
            <text:p>22,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.07" table:style-name="ce1">
            <text:p>9,0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.8" table:style-name="ce1">
            <text:p>26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.1" table:style-name="ce1">
            <text:p>11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.8" table:style-name="ce1">
            <text:p>11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.89" table:style-name="ce1">
            <text:p>8,8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.1" table:style-name="ce1">
            <text:p>22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.64" table:style-name="ce1">
            <text:p>9,6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.5" table:style-name="ce1">
            <text:p>11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2" table:style-name="ce1">
            <text:p>1,3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.0399999999999991" table:style-name="ce1">
            <text:p>9,0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24" table:style-name="ce1">
            <text:p>8,2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.5" table:style-name="ce1">
            <text:p>4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.6" table:style-name="ce1">
            <text:p>28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.52" table:style-name="ce1">
            <text:p>8,5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.5" table:style-name="ce1">
            <text:p>20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.38" table:style-name="ce1">
            <text:p>5,3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5.5" table:style-name="ce1">
            <text:p>15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.8" table:style-name="ce1">
            <text:p>18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42" table:style-name="ce1">
            <text:p>2,4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52" table:style-name="ce1">
            <text:p>9,5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6.7" table:style-name="ce1">
            <text:p>16,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3" table:style-name="ce1">
            <text:p>21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.9" table:style-name="ce1">
            <text:p>25,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.5" table:style-name="ce1">
            <text:p>10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2.9" table:style-name="ce1">
            <text:p>12,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.65" table:style-name="ce1">
            <text:p>7,6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.1" table:style-name="ce1">
            <text:p>37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.26" table:style-name="ce1">
            <text:p>9,2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.6" table:style-name="ce1">
            <text:p>9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59" table:style-name="ce1">
            <text:p>7,5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.67" table:style-name="ce1">
            <text:p>8,6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.5" table:style-name="ce1">
            <text:p>20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.44" table:style-name="ce1">
            <text:p>7,4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.8" table:style-name="ce1">
            <text:p>15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.1" table:style-name="ce1">
            <text:p>11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.06" table:style-name="ce1">
            <text:p>9,0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.09" table:style-name="ce1">
            <text:p>9,0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.05" table:style-name="ce1">
            <text:p>6,0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.98" table:style-name="ce1">
            <text:p>8,9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45" table:style-name="ce1">
            <text:p>3,4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.6" table:style-name="ce1">
            <text:p>7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3.8" table:style-name="ce1">
            <text:p>13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2.5" table:style-name="ce1">
            <text:p>12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1" table:style-name="ce1">
            <text:p>13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.29" table:style-name="ce1">
            <text:p>7,2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38" table:style-name="ce1">
            <text:p>4,3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1.2" table:style-name="ce1">
            <text:p>11,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.58" table:style-name="ce1">
            <text:p>5,5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33" table:style-name="ce1">
            <text:p>2,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76" table:style-name="ce1">
            <text:p>4,7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.14" table:style-name="ce1">
            <text:p>3,1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2.3" table:style-name="ce1">
            <text:p>22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4.3" table:style-name="ce1">
            <text:p>14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.5" table:style-name="ce1">
            <text:p>17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34" table:style-name="ce1">
            <text:p>2,3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43" table:style-name="ce1">
            <text:p>8,4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.63" table:style-name="ce1">
            <text:p>7,6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0" table:style-name="ce1">
            <text:p>1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0.6" table:style-name="ce1">
            <text:p>10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7.3" table:style-name="ce1">
            <text:p>17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2.5" table:style-name="ce1">
            <text:p>12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6.1" table:style-name="ce1">
            <text:p>26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.4700000000000006" table:style-name="ce1">
            <text:p>9,4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" table:style-name="ce1">
            <text:p>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" table:style-name="ce1">
            <text:p>1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37" table:style-name="ce1">
            <text:p>0,3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.71" table:style-name="ce1">
            <text:p>5,7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27" table:style-name="ce1">
            <text:p>3,2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5.9" table:style-name="ce1">
            <text:p>15,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1.2" table:style-name="ce1">
            <text:p>11,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1.6" table:style-name="ce1">
            <text:p>21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0.5" table:style-name="ce1">
            <text:p>10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1" table:style-name="ce1">
            <text:p>3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61" table:style-name="ce1">
            <text:p>3,6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5" table:style-name="ce1">
            <text:p>25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42" table:style-name="ce1">
            <text:p>6,4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.04" table:style-name="ce1">
            <text:p>4,0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68" table:style-name="ce1">
            <text:p>3,6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6.4" table:style-name="ce1">
            <text:p>36,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9.2" table:style-name="ce1">
            <text:p>29,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3.4" table:style-name="ce1">
            <text:p>23,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.95" table:style-name="ce1">
            <text:p>7,9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0.1" table:style-name="ce1">
            <text:p>10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9.9499999999999993" table:style-name="ce1">
            <text:p>9,9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1" table:style-name="ce1">
            <text:p>3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" table:style-name="ce1">
            <text:p>2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5.4" table:style-name="ce1">
            <text:p>15,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.5" table:style-name="ce1">
            <text:p>18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8.8" table:style-name="ce1">
            <text:p>18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1" table:style-name="ce1">
            <text:p>1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9" table:style-name="ce1">
            <text:p>9,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5.7" table:style-name="ce1">
            <text:p>15,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3" table:style-name="ce1">
            <text:p>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3.3" table:style-name="ce1">
            <text:p>13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5.6" table:style-name="ce1">
            <text:p>15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5" table:style-name="ce1">
            <text:p>0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6.12" table:style-name="ce1">
            <text:p>6,1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09" table:style-name="ce1">
            <text:p>9,0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6.5" table:style-name="ce1">
            <text:p>26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5" table:style-name="ce1">
            <text:p>12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0.3" table:style-name="ce1">
            <text:p>10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1.1" table:style-name="ce1">
            <text:p>11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6.57" table:style-name="ce1">
            <text:p>6,5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" table:style-name="ce1">
            <text:p>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4.3" table:style-name="ce1">
            <text:p>44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2.7" table:style-name="ce1">
            <text:p>22,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.57" table:style-name="ce1">
            <text:p>6,5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2.2" table:style-name="ce1">
            <text:p>22,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2.3" table:style-name="ce1">
            <text:p>12,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01" table:style-name="ce1">
            <text:p>9,0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5.76" table:style-name="ce1">
            <text:p>5,7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3.8" table:style-name="ce1">
            <text:p>13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3.8" table:style-name="ce1">
            <text:p>23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24" table:style-name="ce1">
            <text:p>4,2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.61" table:style-name="ce1">
            <text:p>6,6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1.5" table:style-name="ce1">
            <text:p>11,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96" table:style-name="ce1">
            <text:p>0,9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2" table:style-name="ce1">
            <text:p>1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.8" table:style-name="ce1">
            <text:p>24,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.26" table:style-name="ce1">
            <text:p>1,2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1.7" table:style-name="ce1">
            <text:p>11,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9.33" table:style-name="ce1">
            <text:p>9,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.3" table:style-name="ce1">
            <text:p>30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71" table:style-name="ce1">
            <text:p>5,7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19" table:style-name="ce1">
            <text:p>6,1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8" table:style-name="ce1">
            <text:p>31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.7" table:style-name="ce1">
            <text:p>10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.1" table:style-name="ce1">
            <text:p>25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.6" table:style-name="ce1">
            <text:p>10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.3" table:style-name="ce1">
            <text:p>31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82" table:style-name="ce1">
            <text:p>3,8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3" table:style-name="ce1">
            <text:p>14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.7" table:style-name="ce1">
            <text:p>26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.8" table:style-name="ce1">
            <text:p>10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.63" table:style-name="ce1">
            <text:p>6,6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.89" table:style-name="ce1">
            <text:p>8,8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5" table:style-name="ce1">
            <text:p>15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.1" table:style-name="ce1">
            <text:p>10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.2" table:style-name="ce1">
            <text:p>14,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.3" table:style-name="ce1">
            <text:p>26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.49" table:style-name="ce1">
            <text:p>9,4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.9" table:style-name="ce1">
            <text:p>27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.1" table:style-name="ce1">
            <text:p>11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.9" table:style-name="ce1">
            <text:p>10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.89" table:style-name="ce1">
            <text:p>8,8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.5" table:style-name="ce1">
            <text:p>35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0.7" table:style-name="ce1">
            <text:p>10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.2" table:style-name="ce1">
            <text:p>11,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7" table:style-name="ce1">
            <text:p>1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.1" table:style-name="ce1">
            <text:p>10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85" table:style-name="ce1">
            <text:p>8,8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41" table:style-name="ce1">
            <text:p>5,4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1.3" table:style-name="ce1">
            <text:p>31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.6" table:style-name="ce1">
            <text:p>32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.18" table:style-name="ce1">
            <text:p>7,1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5.7" table:style-name="ce1">
            <text:p>15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.14" table:style-name="ce1">
            <text:p>3,1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92" table:style-name="ce1">
            <text:p>9,9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3" table:style-name="ce1">
            <text:p>21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7.1" table:style-name="ce1">
            <text:p>27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.3" table:style-name="ce1">
            <text:p>18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.6" table:style-name="ce1">
            <text:p>12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.5" table:style-name="ce1">
            <text:p>13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1.9" table:style-name="ce1">
            <text:p>11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8.74" table:style-name="ce1">
            <text:p>8,7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0.9" table:style-name="ce1">
            <text:p>10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.24" table:style-name="ce1">
            <text:p>9,2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1.1" table:style-name="ce1">
            <text:p>11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84" table:style-name="ce1">
            <text:p>7,8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.52" table:style-name="ce1">
            <text:p>9,5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.2" table:style-name="ce1">
            <text:p>23,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.75" table:style-name="ce1">
            <text:p>7,7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.5" table:style-name="ce1">
            <text:p>17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3.5" table:style-name="ce1">
            <text:p>13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.3" table:style-name="ce1">
            <text:p>10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.52" table:style-name="ce1">
            <text:p>9,5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.47" table:style-name="ce1">
            <text:p>5,4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.59" table:style-name="ce1">
            <text:p>9,5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62" table:style-name="ce1">
            <text:p>3,6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2.7" table:style-name="ce1">
            <text:p>12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3.9" table:style-name="ce1">
            <text:p>13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2.5" table:style-name="ce1">
            <text:p>32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.3" table:style-name="ce1">
            <text:p>13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.77" table:style-name="ce1">
            <text:p>8,7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3" table:style-name="ce1">
            <text:p>13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.4" table:style-name="ce1">
            <text:p>15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47" table:style-name="ce1">
            <text:p>5,4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0.4" table:style-name="ce1">
            <text:p>10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.38" table:style-name="ce1">
            <text:p>6,3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62" table:style-name="ce1">
            <text:p>1,6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76" table:style-name="ce1">
            <text:p>4,7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87" table:style-name="ce1">
            <text:p>1,8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2.6" table:style-name="ce1">
            <text:p>22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5.7" table:style-name="ce1">
            <text:p>15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.8" table:style-name="ce1">
            <text:p>17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81" table:style-name="ce1">
            <text:p>2,8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7.44" table:style-name="ce1">
            <text:p>7,4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.64" table:style-name="ce1">
            <text:p>7,6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3.1" table:style-name="ce1">
            <text:p>13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5" table:style-name="ce1">
            <text:p>1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.1" table:style-name="ce1">
            <text:p>11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0.7" table:style-name="ce1">
            <text:p>10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" table:style-name="ce1">
            <text:p>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6" table:style-name="ce1">
            <text:p>10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31" table:style-name="ce1">
            <text:p>8,3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05" table:style-name="ce1">
            <text:p>6,0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7" table:style-name="ce1">
            <text:p>3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7.8" table:style-name="ce1">
            <text:p>17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.9" table:style-name="ce1">
            <text:p>12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1.3" table:style-name="ce1">
            <text:p>21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9.6" table:style-name="ce1">
            <text:p>9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1.9" table:style-name="ce1">
            <text:p>31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65" table:style-name="ce1">
            <text:p>3,6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9" table:style-name="ce1">
            <text:p>25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.33" table:style-name="ce1">
            <text:p>8,3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.6" table:style-name="ce1">
            <text:p>20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6.53" table:style-name="ce1">
            <text:p>6,5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91" table:style-name="ce1">
            <text:p>3,9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6.4" table:style-name="ce1">
            <text:p>36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9.2" table:style-name="ce1">
            <text:p>29,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4.7" table:style-name="ce1">
            <text:p>24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9.39" table:style-name="ce1">
            <text:p>9,3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9.5" table:style-name="ce1">
            <text:p>19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.8" table:style-name="ce1">
            <text:p>11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9.56" table:style-name="ce1">
            <text:p>9,5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8.3" table:style-name="ce1">
            <text:p>18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7.2" table:style-name="ce1">
            <text:p>17,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.7" table:style-name="ce1">
            <text:p>20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9" table:style-name="ce1">
            <text:p>1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1.4" table:style-name="ce1">
            <text:p>11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86" table:style-name="ce1">
            <text:p>9,8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7.5" table:style-name="ce1">
            <text:p>17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6.4" table:style-name="ce1">
            <text:p>36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0.7" table:style-name="ce1">
            <text:p>20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0" table:style-name="ce1">
            <text:p>1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6.7" table:style-name="ce1">
            <text:p>16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2.7" table:style-name="ce1">
            <text:p>22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6.12" table:style-name="ce1">
            <text:p>6,1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09" table:style-name="ce1">
            <text:p>9,0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9.2" table:style-name="ce1">
            <text:p>19,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7.9" table:style-name="ce1">
            <text:p>27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3.6" table:style-name="ce1">
            <text:p>13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1.8" table:style-name="ce1">
            <text:p>11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.5" table:style-name="ce1">
            <text:p>17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0.4" table:style-name="ce1">
            <text:p>10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6.62" table:style-name="ce1">
            <text:p>6,6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0.7" table:style-name="ce1">
            <text:p>10,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4.8" table:style-name="ce1">
            <text:p>44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3.4" table:style-name="ce1">
            <text:p>23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9.2" table:style-name="ce1">
            <text:p>19,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7.63" table:style-name="ce1">
            <text:p>7,6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4" table:style-name="ce1">
            <text:p>2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4.9" table:style-name="ce1">
            <text:p>14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57" table:style-name="ce1">
            <text:p>9,5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5" table:style-name="ce1">
            <text:p>2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6.58" table:style-name="ce1">
            <text:p>6,5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1.1" table:style-name="ce1">
            <text:p>11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1.6" table:style-name="ce1">
            <text:p>21,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3" table:style-name="ce1">
            <text:p>4,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.97" table:style-name="ce1">
            <text:p>5,9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1.5" table:style-name="ce1">
            <text:p>11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44" table:style-name="ce1">
            <text:p>1,4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2.5" table:style-name="ce1">
            <text:p>12,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9" table:style-name="ce1">
            <text:p>25,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.8" table:style-name="ce1">
            <text:p>1,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2" table:style-name="ce1">
            <text:p>1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2.4" table:style-name="ce1">
            <text:p>12,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.1" table:style-name="ce1">
            <text:p>21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.4" table:style-name="ce1">
            <text:p>30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07" table:style-name="ce1">
            <text:p>6,0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17" table:style-name="ce1">
            <text:p>6,1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3.8" table:style-name="ce1">
            <text:p>13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.9" table:style-name="ce1">
            <text:p>26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.7" table:style-name="ce1">
            <text:p>11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2" table:style-name="ce1">
            <text:p>4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.4" table:style-name="ce1">
            <text:p>27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.8" table:style-name="ce1">
            <text:p>31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.2" table:style-name="ce1">
            <text:p>25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.4" table:style-name="ce1">
            <text:p>29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.1" table:style-name="ce1">
            <text:p>10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.93" table:style-name="ce1">
            <text:p>6,9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.9" table:style-name="ce1">
            <text:p>9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8" table:style-name="ce1">
            <text:p>17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.3" table:style-name="ce1">
            <text:p>12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.1" table:style-name="ce1">
            <text:p>13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09" table:style-name="ce1">
            <text:p>9,0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.9" table:style-name="ce1">
            <text:p>24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.91" table:style-name="ce1">
            <text:p>9,9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.9" table:style-name="ce1">
            <text:p>11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.89" table:style-name="ce1">
            <text:p>8,8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.5" table:style-name="ce1">
            <text:p>35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.4" table:style-name="ce1">
            <text:p>11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.8" table:style-name="ce1">
            <text:p>10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11" table:style-name="ce1">
            <text:p>2,1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.1" table:style-name="ce1">
            <text:p>11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49" table:style-name="ce1">
            <text:p>9,4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.5" table:style-name="ce1">
            <text:p>6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.7" table:style-name="ce1">
            <text:p>18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6.5" table:style-name="ce1">
            <text:p>16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.04" table:style-name="ce1">
            <text:p>4,0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.3" table:style-name="ce1">
            <text:p>10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4" table:style-name="ce1">
            <text:p>21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8.2" table:style-name="ce1">
            <text:p>28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.7" table:style-name="ce1">
            <text:p>14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.1" table:style-name="ce1">
            <text:p>15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9.65" table:style-name="ce1">
            <text:p>9,6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.4" table:style-name="ce1">
            <text:p>37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.2" table:style-name="ce1">
            <text:p>12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.9" table:style-name="ce1">
            <text:p>10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3.2" table:style-name="ce1">
            <text:p>13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1.3" table:style-name="ce1">
            <text:p>11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.9" table:style-name="ce1">
            <text:p>25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.01" table:style-name="ce1">
            <text:p>8,0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9.3" table:style-name="ce1">
            <text:p>19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.7" table:style-name="ce1">
            <text:p>14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.5" table:style-name="ce1">
            <text:p>11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1.9" table:style-name="ce1">
            <text:p>21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79" table:style-name="ce1">
            <text:p>3,7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7.7" table:style-name="ce1">
            <text:p>17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3.9" table:style-name="ce1">
            <text:p>13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.4" table:style-name="ce1">
            <text:p>31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.2" table:style-name="ce1">
            <text:p>14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.92" table:style-name="ce1">
            <text:p>9,9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6" table:style-name="ce1">
            <text:p>13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.9" table:style-name="ce1">
            <text:p>9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.63" table:style-name="ce1">
            <text:p>6,6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.69" table:style-name="ce1">
            <text:p>7,6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.14" table:style-name="ce1">
            <text:p>7,1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8" table:style-name="ce1">
            <text:p>1,0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76" table:style-name="ce1">
            <text:p>4,7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84" table:style-name="ce1">
            <text:p>0,8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2.9" table:style-name="ce1">
            <text:p>22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7" table:style-name="ce1">
            <text:p>1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28" table:style-name="ce1">
            <text:p>3,2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.38" table:style-name="ce1">
            <text:p>6,3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.65" table:style-name="ce1">
            <text:p>7,6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5" table:style-name="ce1">
            <text:p>1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.6" table:style-name="ce1">
            <text:p>15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8.7" table:style-name="ce1">
            <text:p>18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7.5" table:style-name="ce1">
            <text:p>17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.75" table:style-name="ce1">
            <text:p>3,7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" table:style-name="ce1">
            <text:p>1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9" table:style-name="ce1">
            <text:p>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" table:style-name="ce1">
            <text:p>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0.8" table:style-name="ce1">
            <text:p>10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0.3" table:style-name="ce1">
            <text:p>10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36" table:style-name="ce1">
            <text:p>5,3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5.1" table:style-name="ce1">
            <text:p>15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1.1" table:style-name="ce1">
            <text:p>21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.67" table:style-name="ce1">
            <text:p>8,6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2.9" table:style-name="ce1">
            <text:p>32,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" table:style-name="ce1">
            <text:p>3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3" table:style-name="ce1">
            <text:p>26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" table:style-name="ce1">
            <text:p>1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9.2" table:style-name="ce1">
            <text:p>29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5.3" table:style-name="ce1">
            <text:p>25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1.3" table:style-name="ce1">
            <text:p>11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1.4" table:style-name="ce1">
            <text:p>21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3.5" table:style-name="ce1">
            <text:p>13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9.18" table:style-name="ce1">
            <text:p>9,1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4" table:style-name="ce1">
            <text:p>3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.5" table:style-name="ce1">
            <text:p>17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7" table:style-name="ce1">
            <text:p>1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1.7" table:style-name="ce1">
            <text:p>11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82" table:style-name="ce1">
            <text:p>9,8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4.6" table:style-name="ce1">
            <text:p>14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9.5" table:style-name="ce1">
            <text:p>39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6.67" table:style-name="ce1">
            <text:p>6,6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5.7" table:style-name="ce1">
            <text:p>15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1.6" table:style-name="ce1">
            <text:p>21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6.53" table:style-name="ce1">
            <text:p>6,5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09" table:style-name="ce1">
            <text:p>9,0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2.1" table:style-name="ce1">
            <text:p>22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9.4" table:style-name="ce1">
            <text:p>29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4.5" table:style-name="ce1">
            <text:p>14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3.7" table:style-name="ce1">
            <text:p>13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.3" table:style-name="ce1">
            <text:p>18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.5" table:style-name="ce1">
            <text:p>7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6.68" table:style-name="ce1">
            <text:p>6,6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1.6" table:style-name="ce1">
            <text:p>11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59" table:style-name="ce1">
            <text:p>4,5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.1" table:style-name="ce1">
            <text:p>45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.1" table:style-name="ce1">
            <text:p>24,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0.8" table:style-name="ce1">
            <text:p>20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9.06" table:style-name="ce1">
            <text:p>9,0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5.8" table:style-name="ce1">
            <text:p>25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5.7" table:style-name="ce1">
            <text:p>15,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77" table:style-name="ce1">
            <text:p>9,7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5.8" table:style-name="ce1">
            <text:p>25,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7.41" table:style-name="ce1">
            <text:p>7,4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5.4" table:style-name="ce1">
            <text:p>25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.5" table:style-name="ce1">
            <text:p>19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.33" table:style-name="ce1">
            <text:p>5,3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1.5" table:style-name="ce1">
            <text:p>11,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92" table:style-name="ce1">
            <text:p>1,9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3.2" table:style-name="ce1">
            <text:p>13,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7.3" table:style-name="ce1">
            <text:p>27,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73" table:style-name="ce1">
            <text:p>0,7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2.6" table:style-name="ce1">
            <text:p>12,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5" table:style-name="ce1">
            <text:p>1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.7" table:style-name="ce1">
            <text:p>22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.4" table:style-name="ce1">
            <text:p>30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43" table:style-name="ce1">
            <text:p>6,4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.6" table:style-name="ce1">
            <text:p>28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2.8" table:style-name="ce1">
            <text:p>12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.4" table:style-name="ce1">
            <text:p>34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58" table:style-name="ce1">
            <text:p>4,5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.9" table:style-name="ce1">
            <text:p>27,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8" table:style-name="ce1">
            <text:p>25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.7" table:style-name="ce1">
            <text:p>27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.4" table:style-name="ce1">
            <text:p>34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23" table:style-name="ce1">
            <text:p>7,2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.1" table:style-name="ce1">
            <text:p>11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.8" table:style-name="ce1">
            <text:p>16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.7" table:style-name="ce1">
            <text:p>12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.24" table:style-name="ce1">
            <text:p>6,2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.5" table:style-name="ce1">
            <text:p>23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.7" table:style-name="ce1">
            <text:p>11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.8" table:style-name="ce1">
            <text:p>12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.76" table:style-name="ce1">
            <text:p>9,7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.6" table:style-name="ce1">
            <text:p>10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.5" table:style-name="ce1">
            <text:p>35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.1" table:style-name="ce1">
            <text:p>12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.5" table:style-name="ce1">
            <text:p>10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.4" table:style-name="ce1">
            <text:p>11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.83" table:style-name="ce1">
            <text:p>7,8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.1" table:style-name="ce1">
            <text:p>34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27" table:style-name="ce1">
            <text:p>9,2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.8" table:style-name="ce1">
            <text:p>17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4" table:style-name="ce1">
            <text:p>37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0.8" table:style-name="ce1">
            <text:p>10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.2" table:style-name="ce1">
            <text:p>16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5.3" table:style-name="ce1">
            <text:p>15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.22" table:style-name="ce1">
            <text:p>5,2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.7" table:style-name="ce1">
            <text:p>10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.3" table:style-name="ce1">
            <text:p>18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4" table:style-name="ce1">
            <text:p>21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.4" table:style-name="ce1">
            <text:p>29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8.8" table:style-name="ce1">
            <text:p>18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6.8" table:style-name="ce1">
            <text:p>16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.4" table:style-name="ce1">
            <text:p>14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7.5" table:style-name="ce1">
            <text:p>17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0.5" table:style-name="ce1">
            <text:p>10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.5" table:style-name="ce1">
            <text:p>37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.8" table:style-name="ce1">
            <text:p>12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3.2" table:style-name="ce1">
            <text:p>13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2.4" table:style-name="ce1">
            <text:p>12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18" table:style-name="ce1">
            <text:p>8,1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.4" table:style-name="ce1">
            <text:p>10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2.7" table:style-name="ce1">
            <text:p>12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8.6" table:style-name="ce1">
            <text:p>28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.23" table:style-name="ce1">
            <text:p>8,2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9.5" table:style-name="ce1">
            <text:p>19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5.5" table:style-name="ce1">
            <text:p>15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.8" table:style-name="ce1">
            <text:p>12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3.7" table:style-name="ce1">
            <text:p>23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.7" table:style-name="ce1">
            <text:p>10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.4" table:style-name="ce1">
            <text:p>14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02" table:style-name="ce1">
            <text:p>9,0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.51" table:style-name="ce1">
            <text:p>9,5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.7" table:style-name="ce1">
            <text:p>10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97" table:style-name="ce1">
            <text:p>3,9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.4" table:style-name="ce1">
            <text:p>22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.1" table:style-name="ce1">
            <text:p>14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.2" table:style-name="ce1">
            <text:p>30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.2" table:style-name="ce1">
            <text:p>11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6" table:style-name="ce1">
            <text:p>13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.08" table:style-name="ce1">
            <text:p>7,0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.88" table:style-name="ce1">
            <text:p>7,8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.48" table:style-name="ce1">
            <text:p>9,4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.59" table:style-name="ce1">
            <text:p>7,5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64" table:style-name="ce1">
            <text:p>0,6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76" table:style-name="ce1">
            <text:p>4,7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3.5" table:style-name="ce1">
            <text:p>23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8.5" table:style-name="ce1">
            <text:p>18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8.3" table:style-name="ce1">
            <text:p>18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75" table:style-name="ce1">
            <text:p>3,7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.26" table:style-name="ce1">
            <text:p>5,2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.66" table:style-name="ce1">
            <text:p>7,6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9.3" table:style-name="ce1">
            <text:p>19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.2" table:style-name="ce1">
            <text:p>20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7" table:style-name="ce1">
            <text:p>3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3.3" table:style-name="ce1">
            <text:p>13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.69" table:style-name="ce1">
            <text:p>7,6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.6" table:style-name="ce1">
            <text:p>12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9.89" table:style-name="ce1">
            <text:p>9,8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2.6" table:style-name="ce1">
            <text:p>22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7.3" table:style-name="ce1">
            <text:p>17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0.8" table:style-name="ce1">
            <text:p>20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7.72" table:style-name="ce1">
            <text:p>7,7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4" table:style-name="ce1">
            <text:p>3,7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6" table:style-name="ce1">
            <text:p>26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4.9" table:style-name="ce1">
            <text:p>14,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.5" table:style-name="ce1">
            <text:p>18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0.7" table:style-name="ce1">
            <text:p>10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28" table:style-name="ce1">
            <text:p>4,2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7.1" table:style-name="ce1">
            <text:p>37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0.2" table:style-name="ce1">
            <text:p>30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7.8" table:style-name="ce1">
            <text:p>7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5.9" table:style-name="ce1">
            <text:p>25,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3.8" table:style-name="ce1">
            <text:p>13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.5" table:style-name="ce1">
            <text:p>17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5.1" table:style-name="ce1">
            <text:p>15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5.1" table:style-name="ce1">
            <text:p>35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6.7" table:style-name="ce1">
            <text:p>16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" table:style-name="ce1">
            <text:p>1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7799999999999994" table:style-name="ce1">
            <text:p>9,7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.7" table:style-name="ce1">
            <text:p>16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.93" table:style-name="ce1">
            <text:p>8,9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2.5" table:style-name="ce1">
            <text:p>42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2.7" table:style-name="ce1">
            <text:p>12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3.33" table:style-name="ce1">
            <text:p>3,3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4.7" table:style-name="ce1">
            <text:p>14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6.94" table:style-name="ce1">
            <text:p>6,9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8.64" table:style-name="ce1">
            <text:p>8,6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4.3" table:style-name="ce1">
            <text:p>24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8.2" table:style-name="ce1">
            <text:p>28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4.2" table:style-name="ce1">
            <text:p>14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5.5" table:style-name="ce1">
            <text:p>15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0.8" table:style-name="ce1">
            <text:p>10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6.73" table:style-name="ce1">
            <text:p>6,7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2.3" table:style-name="ce1">
            <text:p>12,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74" table:style-name="ce1">
            <text:p>4,7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.4" table:style-name="ce1">
            <text:p>45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.8" table:style-name="ce1">
            <text:p>24,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2.4" table:style-name="ce1">
            <text:p>22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1.1" table:style-name="ce1">
            <text:p>11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7.4" table:style-name="ce1">
            <text:p>27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5.7" table:style-name="ce1">
            <text:p>15,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0" table:style-name="ce1">
            <text:p>1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6.5" table:style-name="ce1">
            <text:p>26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.11" table:style-name="ce1">
            <text:p>8,1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7.1" table:style-name="ce1">
            <text:p>27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0.6" table:style-name="ce1">
            <text:p>20,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.31" table:style-name="ce1">
            <text:p>5,3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.78" table:style-name="ce1">
            <text:p>5,7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1.5" table:style-name="ce1">
            <text:p>11,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.88" table:style-name="ce1">
            <text:p>2,8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4.1" table:style-name="ce1">
            <text:p>14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7" table:style-name="ce1">
            <text:p>2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33" table:style-name="ce1">
            <text:p>0,3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3.1" table:style-name="ce1">
            <text:p>13,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7.2" table:style-name="ce1">
            <text:p>17,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.3" table:style-name="ce1">
            <text:p>24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.4" table:style-name="ce1">
            <text:p>30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79" table:style-name="ce1">
            <text:p>6,7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.4" table:style-name="ce1">
            <text:p>14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9" table:style-name="ce1">
            <text:p>31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3.6" table:style-name="ce1">
            <text:p>23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.3" table:style-name="ce1">
            <text:p>30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.9" table:style-name="ce1">
            <text:p>13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.9" table:style-name="ce1">
            <text:p>35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.42" table:style-name="ce1">
            <text:p>6,4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.3" table:style-name="ce1">
            <text:p>28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.4" table:style-name="ce1">
            <text:p>27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.7" table:style-name="ce1">
            <text:p>29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.6" table:style-name="ce1">
            <text:p>34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1.6" table:style-name="ce1">
            <text:p>11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.6" table:style-name="ce1">
            <text:p>12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7" table:style-name="ce1">
            <text:p>15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.1" table:style-name="ce1">
            <text:p>13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.1" table:style-name="ce1">
            <text:p>11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7" table:style-name="ce1">
            <text:p>7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.2" table:style-name="ce1">
            <text:p>22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.6" table:style-name="ce1">
            <text:p>12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.9" table:style-name="ce1">
            <text:p>30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.6" table:style-name="ce1">
            <text:p>13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.2" table:style-name="ce1">
            <text:p>11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.9" table:style-name="ce1">
            <text:p>11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.6" table:style-name="ce1">
            <text:p>24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.9" table:style-name="ce1">
            <text:p>12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.3" table:style-name="ce1">
            <text:p>10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03" table:style-name="ce1">
            <text:p>3,0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66" table:style-name="ce1">
            <text:p>9,6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.4700000000000006" table:style-name="ce1">
            <text:p>9,4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.5" table:style-name="ce1">
            <text:p>19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.1" table:style-name="ce1">
            <text:p>35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51" table:style-name="ce1">
            <text:p>9,5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.4" table:style-name="ce1">
            <text:p>37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1" table:style-name="ce1">
            <text:p>37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1.4" table:style-name="ce1">
            <text:p>11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.1" table:style-name="ce1">
            <text:p>14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.82" table:style-name="ce1">
            <text:p>6,8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2.7" table:style-name="ce1">
            <text:p>12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.5" table:style-name="ce1">
            <text:p>20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5" table:style-name="ce1">
            <text:p>21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0.5" table:style-name="ce1">
            <text:p>30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.5" table:style-name="ce1">
            <text:p>20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.2" table:style-name="ce1">
            <text:p>17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.8" table:style-name="ce1">
            <text:p>14,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.5" table:style-name="ce1">
            <text:p>19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1.2" table:style-name="ce1">
            <text:p>11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2.9" table:style-name="ce1">
            <text:p>12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1.7" table:style-name="ce1">
            <text:p>11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.9" table:style-name="ce1">
            <text:p>10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7.1" table:style-name="ce1">
            <text:p>27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.18" table:style-name="ce1">
            <text:p>9,1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9.8" table:style-name="ce1">
            <text:p>19,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5.5" table:style-name="ce1">
            <text:p>25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.4" table:style-name="ce1">
            <text:p>11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32" table:style-name="ce1">
            <text:p>9,3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.3" table:style-name="ce1">
            <text:p>11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.1" table:style-name="ce1">
            <text:p>27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.3" table:style-name="ce1">
            <text:p>14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.1" table:style-name="ce1">
            <text:p>31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.7" table:style-name="ce1">
            <text:p>14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2.6" table:style-name="ce1">
            <text:p>12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6" table:style-name="ce1">
            <text:p>13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.6" table:style-name="ce1">
            <text:p>13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.64" table:style-name="ce1">
            <text:p>8,6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0.4" table:style-name="ce1">
            <text:p>10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0399999999999991" table:style-name="ce1">
            <text:p>8,0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51" table:style-name="ce1">
            <text:p>0,5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4.1" table:style-name="ce1">
            <text:p>24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8.5" table:style-name="ce1">
            <text:p>18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22" table:style-name="ce1">
            <text:p>4,2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82" table:style-name="ce1">
            <text:p>8,8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.67" table:style-name="ce1">
            <text:p>7,6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1" table:style-name="ce1">
            <text:p>2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.6" table:style-name="ce1">
            <text:p>20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2.9" table:style-name="ce1">
            <text:p>22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21" table:style-name="ce1">
            <text:p>5,2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3.2" table:style-name="ce1">
            <text:p>13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4.6" table:style-name="ce1">
            <text:p>14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" table:style-name="ce1">
            <text:p>1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.9" table:style-name="ce1">
            <text:p>7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4.9" table:style-name="ce1">
            <text:p>14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3.3" table:style-name="ce1">
            <text:p>13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3" table:style-name="ce1">
            <text:p>2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1.7" table:style-name="ce1">
            <text:p>21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.76" table:style-name="ce1">
            <text:p>6,7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9" table:style-name="ce1">
            <text:p>3,7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9" table:style-name="ce1">
            <text:p>26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.9" table:style-name="ce1">
            <text:p>15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2.4" table:style-name="ce1">
            <text:p>12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7.5" table:style-name="ce1">
            <text:p>37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1.2" table:style-name="ce1">
            <text:p>31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15" table:style-name="ce1">
            <text:p>8,1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6.5" table:style-name="ce1">
            <text:p>26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7.5" table:style-name="ce1">
            <text:p>17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6.7" table:style-name="ce1">
            <text:p>16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9.76" table:style-name="ce1">
            <text:p>9,7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5.5" table:style-name="ce1">
            <text:p>35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3.3" table:style-name="ce1">
            <text:p>23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6.5" table:style-name="ce1">
            <text:p>16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0.6" table:style-name="ce1">
            <text:p>20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1" table:style-name="ce1">
            <text:p>12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75" table:style-name="ce1">
            <text:p>9,7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7.8" table:style-name="ce1">
            <text:p>17,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65" table:style-name="ce1">
            <text:p>5,6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4.6" table:style-name="ce1">
            <text:p>44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3.7" table:style-name="ce1">
            <text:p>13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9.3" table:style-name="ce1">
            <text:p>19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7.35" table:style-name="ce1">
            <text:p>7,3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8.18" table:style-name="ce1">
            <text:p>8,1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5.9" table:style-name="ce1">
            <text:p>25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7.1" table:style-name="ce1">
            <text:p>27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.5" table:style-name="ce1">
            <text:p>17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2.2" table:style-name="ce1">
            <text:p>12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6.78" table:style-name="ce1">
            <text:p>6,7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3" table:style-name="ce1">
            <text:p>1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.9" table:style-name="ce1">
            <text:p>45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5.5" table:style-name="ce1">
            <text:p>25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3.9" table:style-name="ce1">
            <text:p>23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4.2" table:style-name="ce1">
            <text:p>14,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8.9" table:style-name="ce1">
            <text:p>28,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5.7" table:style-name="ce1">
            <text:p>15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0.3" table:style-name="ce1">
            <text:p>10,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7.1" table:style-name="ce1">
            <text:p>27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.5" table:style-name="ce1">
            <text:p>8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2.27" table:style-name="ce1">
            <text:p>2,2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8.7" table:style-name="ce1">
            <text:p>28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2.8" table:style-name="ce1">
            <text:p>22,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5.4" table:style-name="ce1">
            <text:p>15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6.26" table:style-name="ce1">
            <text:p>6,2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.22" table:style-name="ce1">
            <text:p>6,2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1.5" table:style-name="ce1">
            <text:p>11,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85" table:style-name="ce1">
            <text:p>3,8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5.4" table:style-name="ce1">
            <text:p>15,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.7" table:style-name="ce1">
            <text:p>26,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39" table:style-name="ce1">
            <text:p>0,3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3.6" table:style-name="ce1">
            <text:p>13,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.9" table:style-name="ce1">
            <text:p>25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14" table:style-name="ce1">
            <text:p>7,1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8" table:style-name="ce1">
            <text:p>31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2.1" table:style-name="ce1">
            <text:p>32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.1" table:style-name="ce1">
            <text:p>32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.4" table:style-name="ce1">
            <text:p>37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65" table:style-name="ce1">
            <text:p>7,6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.8" table:style-name="ce1">
            <text:p>28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8" table:style-name="ce1">
            <text:p>25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.1" table:style-name="ce1">
            <text:p>30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.9" table:style-name="ce1">
            <text:p>34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3.5" table:style-name="ce1">
            <text:p>13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0399999999999991" table:style-name="ce1">
            <text:p>9,0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4" table:style-name="ce1">
            <text:p>14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.7" table:style-name="ce1">
            <text:p>14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.7" table:style-name="ce1">
            <text:p>13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.5" table:style-name="ce1">
            <text:p>10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.91" table:style-name="ce1">
            <text:p>8,9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8" table:style-name="ce1">
            <text:p>20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.5" table:style-name="ce1">
            <text:p>13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.7" table:style-name="ce1">
            <text:p>31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.4" table:style-name="ce1">
            <text:p>14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.7" table:style-name="ce1">
            <text:p>12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.9" table:style-name="ce1">
            <text:p>12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.5" table:style-name="ce1">
            <text:p>35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.6" table:style-name="ce1">
            <text:p>13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.98" table:style-name="ce1">
            <text:p>9,9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42" table:style-name="ce1">
            <text:p>2,4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.3" table:style-name="ce1">
            <text:p>13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07" table:style-name="ce1">
            <text:p>9,0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.1" table:style-name="ce1">
            <text:p>10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.5" table:style-name="ce1">
            <text:p>36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74" table:style-name="ce1">
            <text:p>9,7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.3" table:style-name="ce1">
            <text:p>19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.9" table:style-name="ce1">
            <text:p>38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6.9" table:style-name="ce1">
            <text:p>36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.7" table:style-name="ce1">
            <text:p>16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.9" table:style-name="ce1">
            <text:p>12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98" table:style-name="ce1">
            <text:p>1,9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.7" table:style-name="ce1">
            <text:p>14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5" table:style-name="ce1">
            <text:p>2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.8" table:style-name="ce1">
            <text:p>22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5" table:style-name="ce1">
            <text:p>21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.3" table:style-name="ce1">
            <text:p>21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.5" table:style-name="ce1">
            <text:p>17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.5" table:style-name="ce1">
            <text:p>15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.1" table:style-name="ce1">
            <text:p>21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1.9" table:style-name="ce1">
            <text:p>11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.3" table:style-name="ce1">
            <text:p>15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2.7" table:style-name="ce1">
            <text:p>12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.9" table:style-name="ce1">
            <text:p>10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08" table:style-name="ce1">
            <text:p>8,0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.1" table:style-name="ce1">
            <text:p>10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.7" table:style-name="ce1">
            <text:p>14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.7" table:style-name="ce1">
            <text:p>25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0.1" table:style-name="ce1">
            <text:p>10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5.2" table:style-name="ce1">
            <text:p>15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" table:style-name="ce1">
            <text:p>1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7.3" table:style-name="ce1">
            <text:p>27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.3" table:style-name="ce1">
            <text:p>12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.4" table:style-name="ce1">
            <text:p>23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74" table:style-name="ce1">
            <text:p>9,7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.64" table:style-name="ce1">
            <text:p>9,6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.3" table:style-name="ce1">
            <text:p>13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79" table:style-name="ce1">
            <text:p>3,7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1.5" table:style-name="ce1">
            <text:p>31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.6" table:style-name="ce1">
            <text:p>14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.8" table:style-name="ce1">
            <text:p>31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.4" table:style-name="ce1">
            <text:p>14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4.2" table:style-name="ce1">
            <text:p>14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6" table:style-name="ce1">
            <text:p>13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.9" table:style-name="ce1">
            <text:p>10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.13" table:style-name="ce1">
            <text:p>5,1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48" table:style-name="ce1">
            <text:p>8,4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55" table:style-name="ce1">
            <text:p>4,5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03" table:style-name="ce1">
            <text:p>1,0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4.7" table:style-name="ce1">
            <text:p>24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1.6" table:style-name="ce1">
            <text:p>21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8.8" table:style-name="ce1">
            <text:p>18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3.8" table:style-name="ce1">
            <text:p>13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.68" table:style-name="ce1">
            <text:p>7,6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" table:style-name="ce1">
            <text:p>2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5.6" table:style-name="ce1">
            <text:p>25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6.04" table:style-name="ce1">
            <text:p>6,0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5.7" table:style-name="ce1">
            <text:p>25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5.9" table:style-name="ce1">
            <text:p>15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2" table:style-name="ce1">
            <text:p>1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11" table:style-name="ce1">
            <text:p>8,1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5.8" table:style-name="ce1">
            <text:p>15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3.3" table:style-name="ce1">
            <text:p>23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1.8" table:style-name="ce1">
            <text:p>21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2.5" table:style-name="ce1">
            <text:p>22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86" table:style-name="ce1">
            <text:p>5,8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83" table:style-name="ce1">
            <text:p>3,8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5" table:style-name="ce1">
            <text:p>26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6.3" table:style-name="ce1">
            <text:p>16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1.9" table:style-name="ce1">
            <text:p>11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67" table:style-name="ce1">
            <text:p>5,6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7.9" table:style-name="ce1">
            <text:p>37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7.1" table:style-name="ce1">
            <text:p>27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" table:style-name="ce1">
            <text:p>1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.3" table:style-name="ce1">
            <text:p>17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3.96" table:style-name="ce1">
            <text:p>3,9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5.1" table:style-name="ce1">
            <text:p>15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0.7" table:style-name="ce1">
            <text:p>10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6.3" table:style-name="ce1">
            <text:p>26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9.3" table:style-name="ce1">
            <text:p>19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1.3" table:style-name="ce1">
            <text:p>21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2" table:style-name="ce1">
            <text:p>12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75" table:style-name="ce1">
            <text:p>9,7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.5" table:style-name="ce1">
            <text:p>18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65" table:style-name="ce1">
            <text:p>5,6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7.1" table:style-name="ce1">
            <text:p>47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92" table:style-name="ce1">
            <text:p>5,9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2.7" table:style-name="ce1">
            <text:p>12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8.2" table:style-name="ce1">
            <text:p>18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7.76" table:style-name="ce1">
            <text:p>7,7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3" table:style-name="ce1">
            <text:p>7,7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7.3" table:style-name="ce1">
            <text:p>27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5.9" table:style-name="ce1">
            <text:p>25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3.8" table:style-name="ce1">
            <text:p>13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9.3" table:style-name="ce1">
            <text:p>19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0.4" table:style-name="ce1">
            <text:p>10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.25" table:style-name="ce1">
            <text:p>7,2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3.6" table:style-name="ce1">
            <text:p>13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96" table:style-name="ce1">
            <text:p>4,9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6.4" table:style-name="ce1">
            <text:p>46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.1" table:style-name="ce1">
            <text:p>26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5.5" table:style-name="ce1">
            <text:p>25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0.4" table:style-name="ce1">
            <text:p>30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5.5" table:style-name="ce1">
            <text:p>15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0.6" table:style-name="ce1">
            <text:p>10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7.6" table:style-name="ce1">
            <text:p>27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.75" table:style-name="ce1">
            <text:p>8,7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3.45" table:style-name="ce1">
            <text:p>3,4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0.3" table:style-name="ce1">
            <text:p>30,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3.4" table:style-name="ce1">
            <text:p>13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" table:style-name="ce1">
            <text:p>1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7.21" table:style-name="ce1">
            <text:p>7,2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.67" table:style-name="ce1">
            <text:p>6,6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2" table:style-name="ce1">
            <text:p>1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85" table:style-name="ce1">
            <text:p>3,8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.4" table:style-name="ce1">
            <text:p>26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4" table:style-name="ce1">
            <text:p>0,4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4.1" table:style-name="ce1">
            <text:p>14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0.8" table:style-name="ce1">
            <text:p>20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3" table:style-name="ce1">
            <text:p>26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1" table:style-name="ce1">
            <text:p>3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2.9" table:style-name="ce1">
            <text:p>32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67" table:style-name="ce1">
            <text:p>5,6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.6" table:style-name="ce1">
            <text:p>38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.2" table:style-name="ce1">
            <text:p>29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.6" table:style-name="ce1">
            <text:p>31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.8" table:style-name="ce1">
            <text:p>30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.1" table:style-name="ce1">
            <text:p>35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94" table:style-name="ce1">
            <text:p>9,9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.8" table:style-name="ce1">
            <text:p>16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7" table:style-name="ce1">
            <text:p>17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3" table:style-name="ce1">
            <text:p>14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.84" table:style-name="ce1">
            <text:p>9,8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93" table:style-name="ce1">
            <text:p>9,9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8" table:style-name="ce1">
            <text:p>20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.4" table:style-name="ce1">
            <text:p>14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.3" table:style-name="ce1">
            <text:p>15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.2" table:style-name="ce1">
            <text:p>14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3.7" table:style-name="ce1">
            <text:p>13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.6" table:style-name="ce1">
            <text:p>26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.3" table:style-name="ce1">
            <text:p>14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82" table:style-name="ce1">
            <text:p>1,8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.23" table:style-name="ce1">
            <text:p>9,2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4" table:style-name="ce1">
            <text:p>8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.9" table:style-name="ce1">
            <text:p>10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.6" table:style-name="ce1">
            <text:p>38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1" table:style-name="ce1">
            <text:p>37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.6" table:style-name="ce1">
            <text:p>12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.8" table:style-name="ce1">
            <text:p>12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6.7" table:style-name="ce1">
            <text:p>16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6" table:style-name="ce1">
            <text:p>21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1.4" table:style-name="ce1">
            <text:p>31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.8" table:style-name="ce1">
            <text:p>21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.8" table:style-name="ce1">
            <text:p>17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.3" table:style-name="ce1">
            <text:p>16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.6" table:style-name="ce1">
            <text:p>21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2.6" table:style-name="ce1">
            <text:p>12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.1" table:style-name="ce1">
            <text:p>41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6.7" table:style-name="ce1">
            <text:p>16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2.5" table:style-name="ce1">
            <text:p>12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74" table:style-name="ce1">
            <text:p>7,7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.39" table:style-name="ce1">
            <text:p>9,3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5.1" table:style-name="ce1">
            <text:p>15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.3" table:style-name="ce1">
            <text:p>24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1.1" table:style-name="ce1">
            <text:p>11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.3" table:style-name="ce1">
            <text:p>20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" table:style-name="ce1">
            <text:p>2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.6" table:style-name="ce1">
            <text:p>13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.1" table:style-name="ce1">
            <text:p>22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.4" table:style-name="ce1">
            <text:p>10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.7" table:style-name="ce1">
            <text:p>10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.7" table:style-name="ce1">
            <text:p>14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45" table:style-name="ce1">
            <text:p>3,4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0.1" table:style-name="ce1">
            <text:p>30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.2" table:style-name="ce1">
            <text:p>14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6" table:style-name="ce1">
            <text:p>13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.3" table:style-name="ce1">
            <text:p>11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.09" table:style-name="ce1">
            <text:p>9,0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93" table:style-name="ce1">
            <text:p>8,9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3.9" table:style-name="ce1">
            <text:p>13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54" table:style-name="ce1">
            <text:p>1,5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.2" table:style-name="ce1">
            <text:p>25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3.1" table:style-name="ce1">
            <text:p>23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" table:style-name="ce1">
            <text:p>4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3.3" table:style-name="ce1">
            <text:p>13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.69" table:style-name="ce1">
            <text:p>7,6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2" table:style-name="ce1">
            <text:p>2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8.3" table:style-name="ce1">
            <text:p>28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6.97" table:style-name="ce1">
            <text:p>6,9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5.7" table:style-name="ce1">
            <text:p>25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0.1" table:style-name="ce1">
            <text:p>10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31" table:style-name="ce1">
            <text:p>8,3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.5" table:style-name="ce1">
            <text:p>17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3.4" table:style-name="ce1">
            <text:p>23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3.1" table:style-name="ce1">
            <text:p>23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3.3" table:style-name="ce1">
            <text:p>23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48" table:style-name="ce1">
            <text:p>5,4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64" table:style-name="ce1">
            <text:p>8,6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6.6" table:style-name="ce1">
            <text:p>36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87" table:style-name="ce1">
            <text:p>3,8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1" table:style-name="ce1">
            <text:p>26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7" table:style-name="ce1">
            <text:p>1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.2" table:style-name="ce1">
            <text:p>15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1.4" table:style-name="ce1">
            <text:p>11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.37" table:style-name="ce1">
            <text:p>6,3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7899999999999991" table:style-name="ce1">
            <text:p>8,7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7.6" table:style-name="ce1">
            <text:p>27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7.3" table:style-name="ce1">
            <text:p>17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" table:style-name="ce1">
            <text:p>1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7.84" table:style-name="ce1">
            <text:p>7,8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3.6" table:style-name="ce1">
            <text:p>13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1.7" table:style-name="ce1">
            <text:p>11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9.2" table:style-name="ce1">
            <text:p>29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0.2" table:style-name="ce1">
            <text:p>20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.8" table:style-name="ce1">
            <text:p>18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2.9" table:style-name="ce1">
            <text:p>22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3" table:style-name="ce1">
            <text:p>12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76" table:style-name="ce1">
            <text:p>9,7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65" table:style-name="ce1">
            <text:p>5,6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9.8" table:style-name="ce1">
            <text:p>49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.86" table:style-name="ce1">
            <text:p>2,8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1.7" table:style-name="ce1">
            <text:p>11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8.16" table:style-name="ce1">
            <text:p>8,1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27" table:style-name="ce1">
            <text:p>7,2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8.3" table:style-name="ce1">
            <text:p>28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4.7" table:style-name="ce1">
            <text:p>24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3.7" table:style-name="ce1">
            <text:p>13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1.2" table:style-name="ce1">
            <text:p>21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6" table:style-name="ce1">
            <text:p>1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.65" table:style-name="ce1">
            <text:p>7,6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.79" table:style-name="ce1">
            <text:p>7,7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5.7" table:style-name="ce1">
            <text:p>15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04" table:style-name="ce1">
            <text:p>5,0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7.3" table:style-name="ce1">
            <text:p>47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.8" table:style-name="ce1">
            <text:p>26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2.4" table:style-name="ce1">
            <text:p>22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9.2" table:style-name="ce1">
            <text:p>19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1.6" table:style-name="ce1">
            <text:p>31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5.3" table:style-name="ce1">
            <text:p>15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1.2" table:style-name="ce1">
            <text:p>11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8.1" table:style-name="ce1">
            <text:p>28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.93" table:style-name="ce1">
            <text:p>8,9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3.33" table:style-name="ce1">
            <text:p>3,3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1.8" table:style-name="ce1">
            <text:p>31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" table:style-name="ce1">
            <text:p>1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8.16" table:style-name="ce1">
            <text:p>8,1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7.11" table:style-name="ce1">
            <text:p>7,1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2.5" table:style-name="ce1">
            <text:p>12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85" table:style-name="ce1">
            <text:p>3,8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.3" table:style-name="ce1">
            <text:p>17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.1" table:style-name="ce1">
            <text:p>26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9" table:style-name="ce1">
            <text:p>0,4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4.7" table:style-name="ce1">
            <text:p>14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9.8" table:style-name="ce1">
            <text:p>19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6" table:style-name="ce1">
            <text:p>26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7.5" table:style-name="ce1">
            <text:p>37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.8" table:style-name="ce1">
            <text:p>11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46" table:style-name="ce1">
            <text:p>7,4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.5" table:style-name="ce1">
            <text:p>35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7.2" table:style-name="ce1">
            <text:p>17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.3" table:style-name="ce1">
            <text:p>11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.6" table:style-name="ce1">
            <text:p>29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.6" table:style-name="ce1">
            <text:p>24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.5" table:style-name="ce1">
            <text:p>31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6.3" table:style-name="ce1">
            <text:p>16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.8" table:style-name="ce1">
            <text:p>10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.7" table:style-name="ce1">
            <text:p>20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.3" table:style-name="ce1">
            <text:p>13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85" table:style-name="ce1">
            <text:p>9,8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8" table:style-name="ce1">
            <text:p>20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.3" table:style-name="ce1">
            <text:p>15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.2" table:style-name="ce1">
            <text:p>15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.3" table:style-name="ce1">
            <text:p>14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.4" table:style-name="ce1">
            <text:p>34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.6" table:style-name="ce1">
            <text:p>13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.7" table:style-name="ce1">
            <text:p>10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21" table:style-name="ce1">
            <text:p>1,2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.41" table:style-name="ce1">
            <text:p>7,4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.63" table:style-name="ce1">
            <text:p>4,6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.1" table:style-name="ce1">
            <text:p>12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.6" table:style-name="ce1">
            <text:p>38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.9" table:style-name="ce1">
            <text:p>20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.7" table:style-name="ce1">
            <text:p>41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4" table:style-name="ce1">
            <text:p>37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.2" table:style-name="ce1">
            <text:p>13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.7" table:style-name="ce1">
            <text:p>12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.39" table:style-name="ce1">
            <text:p>7,3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7.5" table:style-name="ce1">
            <text:p>17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7.8" table:style-name="ce1">
            <text:p>27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6" table:style-name="ce1">
            <text:p>21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1.8" table:style-name="ce1">
            <text:p>31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2.1" table:style-name="ce1">
            <text:p>22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.8" table:style-name="ce1">
            <text:p>16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2.3" table:style-name="ce1">
            <text:p>22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2.8" table:style-name="ce1">
            <text:p>12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.8" table:style-name="ce1">
            <text:p>41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8.2" table:style-name="ce1">
            <text:p>18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3.2" table:style-name="ce1">
            <text:p>13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.43" table:style-name="ce1">
            <text:p>9,4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17" table:style-name="ce1">
            <text:p>7,1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64" table:style-name="ce1">
            <text:p>8,6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5.3" table:style-name="ce1">
            <text:p>15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2.9" table:style-name="ce1">
            <text:p>22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.5" table:style-name="ce1">
            <text:p>20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.7" table:style-name="ce1">
            <text:p>11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.4" table:style-name="ce1">
            <text:p>29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.08" table:style-name="ce1">
            <text:p>4,0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.7" table:style-name="ce1">
            <text:p>20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.8" table:style-name="ce1">
            <text:p>10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5.8" table:style-name="ce1">
            <text:p>15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1" table:style-name="ce1">
            <text:p>3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8.7" table:style-name="ce1">
            <text:p>28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.5" table:style-name="ce1">
            <text:p>15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2.5" table:style-name="ce1">
            <text:p>32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5.3" table:style-name="ce1">
            <text:p>15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6" table:style-name="ce1">
            <text:p>13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.8" table:style-name="ce1">
            <text:p>17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.48" table:style-name="ce1">
            <text:p>8,4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.9" table:style-name="ce1">
            <text:p>15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.6" table:style-name="ce1">
            <text:p>25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.31" table:style-name="ce1">
            <text:p>2,3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.2" table:style-name="ce1">
            <text:p>25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4.7" table:style-name="ce1">
            <text:p>24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91" table:style-name="ce1">
            <text:p>3,9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2.7" table:style-name="ce1">
            <text:p>12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.39" table:style-name="ce1">
            <text:p>8,3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3" table:style-name="ce1">
            <text:p>2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9.4" table:style-name="ce1">
            <text:p>29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8" table:style-name="ce1">
            <text:p>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7.7" table:style-name="ce1">
            <text:p>27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.66" table:style-name="ce1">
            <text:p>8,6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5" table:style-name="ce1">
            <text:p>8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0.5" table:style-name="ce1">
            <text:p>10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.8" table:style-name="ce1">
            <text:p>17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7" table:style-name="ce1">
            <text:p>1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4.3" table:style-name="ce1">
            <text:p>24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3.8" table:style-name="ce1">
            <text:p>23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4.2" table:style-name="ce1">
            <text:p>24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26" table:style-name="ce1">
            <text:p>5,2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64" table:style-name="ce1">
            <text:p>8,6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7.4" table:style-name="ce1">
            <text:p>37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92" table:style-name="ce1">
            <text:p>3,9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6" table:style-name="ce1">
            <text:p>25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7.3" table:style-name="ce1">
            <text:p>17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.2" table:style-name="ce1">
            <text:p>20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0.8" table:style-name="ce1">
            <text:p>10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07" table:style-name="ce1">
            <text:p>7,0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8.799999999999997" table:style-name="ce1">
            <text:p>38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3.1" table:style-name="ce1">
            <text:p>33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09" table:style-name="ce1">
            <text:p>9,0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4.1" table:style-name="ce1">
            <text:p>24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9.2" table:style-name="ce1">
            <text:p>19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1.2" table:style-name="ce1">
            <text:p>21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1.7" table:style-name="ce1">
            <text:p>11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.9" table:style-name="ce1">
            <text:p>11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92" table:style-name="ce1">
            <text:p>0,9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2.6" table:style-name="ce1">
            <text:p>12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7.5" table:style-name="ce1">
            <text:p>27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1.1" table:style-name="ce1">
            <text:p>21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.2" table:style-name="ce1">
            <text:p>18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4.6" table:style-name="ce1">
            <text:p>24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4" table:style-name="ce1">
            <text:p>12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76" table:style-name="ce1">
            <text:p>9,7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.7" table:style-name="ce1">
            <text:p>19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1.5" table:style-name="ce1">
            <text:p>11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2.8" table:style-name="ce1">
            <text:p>52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7.3" table:style-name="ce1">
            <text:p>27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3.33" table:style-name="ce1">
            <text:p>3,3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3.3" table:style-name="ce1">
            <text:p>13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6.7" table:style-name="ce1">
            <text:p>16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7.35" table:style-name="ce1">
            <text:p>7,3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0" table:style-name="ce1">
            <text:p>1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9.2" table:style-name="ce1">
            <text:p>29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3.5" table:style-name="ce1">
            <text:p>23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3.6" table:style-name="ce1">
            <text:p>13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1.4" table:style-name="ce1">
            <text:p>21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5.8" table:style-name="ce1">
            <text:p>15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.5" table:style-name="ce1">
            <text:p>2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.41" table:style-name="ce1">
            <text:p>8,4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7.8" table:style-name="ce1">
            <text:p>17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6.7" table:style-name="ce1">
            <text:p>46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7.5" table:style-name="ce1">
            <text:p>27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9.2" table:style-name="ce1">
            <text:p>19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8.8" table:style-name="ce1">
            <text:p>18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6.7" table:style-name="ce1">
            <text:p>16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1.7" table:style-name="ce1">
            <text:p>11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8.5" table:style-name="ce1">
            <text:p>28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3.23" table:style-name="ce1">
            <text:p>3,2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.6" table:style-name="ce1">
            <text:p>14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9.11" table:style-name="ce1">
            <text:p>9,1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8.33" table:style-name="ce1">
            <text:p>8,3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3" table:style-name="ce1">
            <text:p>1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85" table:style-name="ce1">
            <text:p>3,8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.2" table:style-name="ce1">
            <text:p>17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8" table:style-name="ce1">
            <text:p>25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53" table:style-name="ce1">
            <text:p>0,5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3.9" table:style-name="ce1">
            <text:p>13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9" table:style-name="ce1">
            <text:p>1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9" table:style-name="ce1">
            <text:p>26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.1" table:style-name="ce1">
            <text:p>14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11" table:style-name="ce1">
            <text:p>7,1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.5" table:style-name="ce1">
            <text:p>32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3" table:style-name="ce1">
            <text:p>18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.4" table:style-name="ce1">
            <text:p>39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36" table:style-name="ce1">
            <text:p>9,3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.5" table:style-name="ce1">
            <text:p>29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.8" table:style-name="ce1">
            <text:p>27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.5" table:style-name="ce1">
            <text:p>32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.9" table:style-name="ce1">
            <text:p>13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.7" table:style-name="ce1">
            <text:p>23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3" table:style-name="ce1">
            <text:p>15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57" table:style-name="ce1">
            <text:p>8,5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77" table:style-name="ce1">
            <text:p>9,7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8" table:style-name="ce1">
            <text:p>20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.4" table:style-name="ce1">
            <text:p>15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.4" table:style-name="ce1">
            <text:p>33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.5" table:style-name="ce1">
            <text:p>17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.3" table:style-name="ce1">
            <text:p>1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.6" table:style-name="ce1">
            <text:p>14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.3" table:style-name="ce1">
            <text:p>25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.9" table:style-name="ce1">
            <text:p>12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.8" table:style-name="ce1">
            <text:p>11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61" table:style-name="ce1">
            <text:p>0,6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.3" table:style-name="ce1">
            <text:p>7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.23" table:style-name="ce1">
            <text:p>7,2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.7" table:style-name="ce1">
            <text:p>13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3.7" table:style-name="ce1">
            <text:p>13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.6" table:style-name="ce1">
            <text:p>38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.4" table:style-name="ce1">
            <text:p>10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.6" table:style-name="ce1">
            <text:p>21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.2" table:style-name="ce1">
            <text:p>43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9" table:style-name="ce1">
            <text:p>37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.8" table:style-name="ce1">
            <text:p>13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.6" table:style-name="ce1">
            <text:p>12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.3" table:style-name="ce1">
            <text:p>18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0.2" table:style-name="ce1">
            <text:p>30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6" table:style-name="ce1">
            <text:p>21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2.1" table:style-name="ce1">
            <text:p>32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.9" table:style-name="ce1">
            <text:p>21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.3" table:style-name="ce1">
            <text:p>17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3.1" table:style-name="ce1">
            <text:p>23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.9" table:style-name="ce1">
            <text:p>41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1.9" table:style-name="ce1">
            <text:p>21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3.9" table:style-name="ce1">
            <text:p>13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.06" table:style-name="ce1">
            <text:p>9,0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.89" table:style-name="ce1">
            <text:p>7,8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.4" table:style-name="ce1">
            <text:p>21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.3" table:style-name="ce1">
            <text:p>12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.7" table:style-name="ce1">
            <text:p>20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.9" table:style-name="ce1">
            <text:p>29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.72" table:style-name="ce1">
            <text:p>4,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.3" table:style-name="ce1">
            <text:p>19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.8" table:style-name="ce1">
            <text:p>10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76" table:style-name="ce1">
            <text:p>2,7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.5" table:style-name="ce1">
            <text:p>27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4" table:style-name="ce1">
            <text:p>13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.5" table:style-name="ce1">
            <text:p>14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8" table:style-name="ce1">
            <text:p>3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.3" table:style-name="ce1">
            <text:p>10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.7" table:style-name="ce1">
            <text:p>24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5.43" table:style-name="ce1">
            <text:p>5,4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.08" table:style-name="ce1">
            <text:p>3,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.1" table:style-name="ce1">
            <text:p>25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4.8" table:style-name="ce1">
            <text:p>24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52" table:style-name="ce1">
            <text:p>3,5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2.2" table:style-name="ce1">
            <text:p>12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9.24" table:style-name="ce1">
            <text:p>9,2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.7" table:style-name="ce1">
            <text:p>17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4" table:style-name="ce1">
            <text:p>2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0" table:style-name="ce1">
            <text:p>3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3.6" table:style-name="ce1">
            <text:p>13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.6" table:style-name="ce1">
            <text:p>14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.47" table:style-name="ce1">
            <text:p>7,4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0.1" table:style-name="ce1">
            <text:p>10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72" table:style-name="ce1">
            <text:p>6,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.2" table:style-name="ce1">
            <text:p>18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6.3" table:style-name="ce1">
            <text:p>1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7" table:style-name="ce1">
            <text:p>25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.2" table:style-name="ce1">
            <text:p>24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5" table:style-name="ce1">
            <text:p>2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13" table:style-name="ce1">
            <text:p>5,1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64" table:style-name="ce1">
            <text:p>8,6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96" table:style-name="ce1">
            <text:p>3,9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" table:style-name="ce1">
            <text:p>2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5.2" table:style-name="ce1">
            <text:p>25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0.3" table:style-name="ce1">
            <text:p>10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.23" table:style-name="ce1">
            <text:p>6,2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3.6" table:style-name="ce1">
            <text:p>33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1.5" table:style-name="ce1">
            <text:p>21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0.7" table:style-name="ce1">
            <text:p>20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2.5" table:style-name="ce1">
            <text:p>22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5.4" table:style-name="ce1">
            <text:p>15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28" table:style-name="ce1">
            <text:p>1,2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3.6" table:style-name="ce1">
            <text:p>13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6" table:style-name="ce1">
            <text:p>2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1" table:style-name="ce1">
            <text:p>2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9.2" table:style-name="ce1">
            <text:p>19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6.2" table:style-name="ce1">
            <text:p>26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3" table:style-name="ce1">
            <text:p>12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77" table:style-name="ce1">
            <text:p>9,7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.7" table:style-name="ce1">
            <text:p>19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2" table:style-name="ce1">
            <text:p>5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6.3" table:style-name="ce1">
            <text:p>5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3.5" table:style-name="ce1">
            <text:p>23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5" table:style-name="ce1">
            <text:p>1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5.9" table:style-name="ce1">
            <text:p>15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6.53" table:style-name="ce1">
            <text:p>6,5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2.7" table:style-name="ce1">
            <text:p>12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1" table:style-name="ce1">
            <text:p>3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1.6" table:style-name="ce1">
            <text:p>21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1.5" table:style-name="ce1">
            <text:p>31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3.4" table:style-name="ce1">
            <text:p>13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1.6" table:style-name="ce1">
            <text:p>21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5.7" table:style-name="ce1">
            <text:p>15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3.3" table:style-name="ce1">
            <text:p>13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.14" table:style-name="ce1">
            <text:p>9,1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19" table:style-name="ce1">
            <text:p>5,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6.1" table:style-name="ce1">
            <text:p>46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7.1" table:style-name="ce1">
            <text:p>27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3.9" table:style-name="ce1">
            <text:p>33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6" table:style-name="ce1">
            <text:p>1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9.6" table:style-name="ce1">
            <text:p>29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9.49" table:style-name="ce1">
            <text:p>9,4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3.13" table:style-name="ce1">
            <text:p>3,1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1.5" table:style-name="ce1">
            <text:p>31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5.2" table:style-name="ce1">
            <text:p>15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8" table:style-name="ce1">
            <text:p>16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0.4" table:style-name="ce1">
            <text:p>10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3.5" table:style-name="ce1">
            <text:p>13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85" table:style-name="ce1">
            <text:p>3,8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4" table:style-name="ce1">
            <text:p>25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3.2" table:style-name="ce1">
            <text:p>13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8.3" table:style-name="ce1">
            <text:p>18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3" table:style-name="ce1">
            <text:p>27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.1" table:style-name="ce1">
            <text:p>43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15" table:style-name="ce1">
            <text:p>5,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3.9" table:style-name="ce1">
            <text:p>33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.5" table:style-name="ce1">
            <text:p>36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.7" table:style-name="ce1">
            <text:p>22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57" table:style-name="ce1">
            <text:p>9,5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.4" table:style-name="ce1">
            <text:p>29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.5" table:style-name="ce1">
            <text:p>29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.8" table:style-name="ce1">
            <text:p>31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.5" table:style-name="ce1">
            <text:p>37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6.7" table:style-name="ce1">
            <text:p>16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64" table:style-name="ce1">
            <text:p>9,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.5" table:style-name="ce1">
            <text:p>12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.5" table:style-name="ce1">
            <text:p>26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.2" table:style-name="ce1">
            <text:p>16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94" table:style-name="ce1">
            <text:p>7,9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69" table:style-name="ce1">
            <text:p>9,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8" table:style-name="ce1">
            <text:p>20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.5" table:style-name="ce1">
            <text:p>15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.1" table:style-name="ce1">
            <text:p>12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.8" table:style-name="ce1">
            <text:p>12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.67" table:style-name="ce1">
            <text:p>8,6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17" table:style-name="ce1">
            <text:p>8,1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.2" table:style-name="ce1">
            <text:p>14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.5" table:style-name="ce1">
            <text:p>14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.6" table:style-name="ce1">
            <text:p>38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.6" table:style-name="ce1">
            <text:p>10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.4" table:style-name="ce1">
            <text:p>22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4.4" table:style-name="ce1">
            <text:p>44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.7" table:style-name="ce1">
            <text:p>13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.5" table:style-name="ce1">
            <text:p>12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0.9" table:style-name="ce1">
            <text:p>10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7" table:style-name="ce1">
            <text:p>21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.5" table:style-name="ce1">
            <text:p>21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.7" table:style-name="ce1">
            <text:p>17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4.2" table:style-name="ce1">
            <text:p>24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3.3" table:style-name="ce1">
            <text:p>13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.7" table:style-name="ce1">
            <text:p>20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.7" table:style-name="ce1">
            <text:p>14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.68" table:style-name="ce1">
            <text:p>8,6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5" table:style-name="ce1">
            <text:p>7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34" table:style-name="ce1">
            <text:p>8,3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7.3" table:style-name="ce1">
            <text:p>17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.2" table:style-name="ce1">
            <text:p>23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.7" table:style-name="ce1">
            <text:p>12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.82" table:style-name="ce1">
            <text:p>9,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.6" table:style-name="ce1">
            <text:p>10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0.4" table:style-name="ce1">
            <text:p>30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.9" table:style-name="ce1">
            <text:p>6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39" table:style-name="ce1">
            <text:p>9,3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.8" table:style-name="ce1">
            <text:p>10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.2" table:style-name="ce1">
            <text:p>17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84" table:style-name="ce1">
            <text:p>2,8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.3" table:style-name="ce1">
            <text:p>26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6.5" table:style-name="ce1">
            <text:p>16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2.9" table:style-name="ce1">
            <text:p>42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7.5" table:style-name="ce1">
            <text:p>17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2.9" table:style-name="ce1">
            <text:p>22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2" table:style-name="ce1">
            <text:p>13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.3" table:style-name="ce1">
            <text:p>11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.1" table:style-name="ce1">
            <text:p>11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9" table:style-name="ce1">
            <text:p>3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1.1" table:style-name="ce1">
            <text:p>11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.9" table:style-name="ce1">
            <text:p>23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6.52" table:style-name="ce1">
            <text:p>6,5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7.69" table:style-name="ce1">
            <text:p>7,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.1" table:style-name="ce1">
            <text:p>25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" table:style-name="ce1">
            <text:p>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13" table:style-name="ce1">
            <text:p>3,1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1.7" table:style-name="ce1">
            <text:p>11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.3" table:style-name="ce1">
            <text:p>10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0.2" table:style-name="ce1">
            <text:p>30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.4" table:style-name="ce1">
            <text:p>12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8.1" table:style-name="ce1">
            <text:p>28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.8" table:style-name="ce1">
            <text:p>20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.49" table:style-name="ce1">
            <text:p>6,4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98" table:style-name="ce1">
            <text:p>9,9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9.83" table:style-name="ce1">
            <text:p>9,8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.5" table:style-name="ce1">
            <text:p>18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.3" table:style-name="ce1">
            <text:p>14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8.2" table:style-name="ce1">
            <text:p>28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.4" table:style-name="ce1">
            <text:p>24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4.2" table:style-name="ce1">
            <text:p>24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74" table:style-name="ce1">
            <text:p>5,7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64" table:style-name="ce1">
            <text:p>8,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01" table:style-name="ce1">
            <text:p>4,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4.4" table:style-name="ce1">
            <text:p>24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0.2" table:style-name="ce1">
            <text:p>30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9.82" table:style-name="ce1">
            <text:p>9,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39" table:style-name="ce1">
            <text:p>5,3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9.6" table:style-name="ce1">
            <text:p>39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3.1" table:style-name="ce1">
            <text:p>33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35" table:style-name="ce1">
            <text:p>9,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2" table:style-name="ce1">
            <text:p>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4" table:style-name="ce1">
            <text:p>1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64" table:style-name="ce1">
            <text:p>1,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.6" table:style-name="ce1">
            <text:p>14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9.5" table:style-name="ce1">
            <text:p>39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4.4" table:style-name="ce1">
            <text:p>24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0.9" table:style-name="ce1">
            <text:p>20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7.8" table:style-name="ce1">
            <text:p>27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2" table:style-name="ce1">
            <text:p>12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0.3" table:style-name="ce1">
            <text:p>10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0" table:style-name="ce1">
            <text:p>2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3.8" table:style-name="ce1">
            <text:p>53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0.7" table:style-name="ce1">
            <text:p>20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5.56" table:style-name="ce1">
            <text:p>5,5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5.4" table:style-name="ce1">
            <text:p>15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5.1" table:style-name="ce1">
            <text:p>15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5.71" table:style-name="ce1">
            <text:p>5,7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5.4" table:style-name="ce1">
            <text:p>15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3" table:style-name="ce1">
            <text:p>3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4.3" table:style-name="ce1">
            <text:p>24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7.1" table:style-name="ce1">
            <text:p>37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3.3" table:style-name="ce1">
            <text:p>13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1.8" table:style-name="ce1">
            <text:p>21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5.5" table:style-name="ce1">
            <text:p>15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.99" table:style-name="ce1">
            <text:p>9,9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2" table:style-name="ce1">
            <text:p>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26" table:style-name="ce1">
            <text:p>5,2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.6" table:style-name="ce1">
            <text:p>45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.7" table:style-name="ce1">
            <text:p>26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2.9" table:style-name="ce1">
            <text:p>12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5" table:style-name="ce1">
            <text:p>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5.9" table:style-name="ce1">
            <text:p>15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1" table:style-name="ce1">
            <text:p>3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0.1" table:style-name="ce1">
            <text:p>10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1.72" table:style-name="ce1">
            <text:p>1,7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9.6" table:style-name="ce1">
            <text:p>29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7.6" table:style-name="ce1">
            <text:p>27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8" table:style-name="ce1">
            <text:p>16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1.7" table:style-name="ce1">
            <text:p>11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8.61" table:style-name="ce1">
            <text:p>8,6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3.9" table:style-name="ce1">
            <text:p>13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.88" table:style-name="ce1">
            <text:p>2,8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1" table:style-name="ce1">
            <text:p>25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62" table:style-name="ce1">
            <text:p>0,6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2.4" table:style-name="ce1">
            <text:p>12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2.1" table:style-name="ce1">
            <text:p>22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6" table:style-name="ce1">
            <text:p>27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.6" table:style-name="ce1">
            <text:p>42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.3" table:style-name="ce1">
            <text:p>16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2.9" table:style-name="ce1">
            <text:p>42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9.8" table:style-name="ce1">
            <text:p>19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84" table:style-name="ce1">
            <text:p>9,8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.2" table:style-name="ce1">
            <text:p>29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.9" table:style-name="ce1">
            <text:p>38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5.8" table:style-name="ce1">
            <text:p>15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0399999999999991" table:style-name="ce1">
            <text:p>9,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.1" table:style-name="ce1">
            <text:p>11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.6" table:style-name="ce1">
            <text:p>31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.7" table:style-name="ce1">
            <text:p>16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25" table:style-name="ce1">
            <text:p>8,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6" table:style-name="ce1">
            <text:p>9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.6" table:style-name="ce1">
            <text:p>15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.7" table:style-name="ce1">
            <text:p>19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.6" table:style-name="ce1">
            <text:p>15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.4" table:style-name="ce1">
            <text:p>11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.8" table:style-name="ce1">
            <text:p>13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51" table:style-name="ce1">
            <text:p>0,5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.7" table:style-name="ce1">
            <text:p>10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65" table:style-name="ce1">
            <text:p>8,6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.7" table:style-name="ce1">
            <text:p>14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.1" table:style-name="ce1">
            <text:p>15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.6" table:style-name="ce1">
            <text:p>38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.8" table:style-name="ce1">
            <text:p>10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.1" table:style-name="ce1">
            <text:p>23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.4" table:style-name="ce1">
            <text:p>45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.6" table:style-name="ce1">
            <text:p>13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.2" table:style-name="ce1">
            <text:p>19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2.7" table:style-name="ce1">
            <text:p>12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.4" table:style-name="ce1">
            <text:p>21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3.6" table:style-name="ce1">
            <text:p>33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7" table:style-name="ce1">
            <text:p>21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.2" table:style-name="ce1">
            <text:p>17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.8" table:style-name="ce1">
            <text:p>16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5.5" table:style-name="ce1">
            <text:p>25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3.6" table:style-name="ce1">
            <text:p>13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.2" table:style-name="ce1">
            <text:p>42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.2" table:style-name="ce1">
            <text:p>20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76" table:style-name="ce1">
            <text:p>8,7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.2" table:style-name="ce1">
            <text:p>21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.8" table:style-name="ce1">
            <text:p>12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.3" table:style-name="ce1">
            <text:p>11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0.9" table:style-name="ce1">
            <text:p>30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07" table:style-name="ce1">
            <text:p>9,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.3" table:style-name="ce1">
            <text:p>10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.2" table:style-name="ce1">
            <text:p>17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93" table:style-name="ce1">
            <text:p>2,9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2" table:style-name="ce1">
            <text:p>25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6.8" table:style-name="ce1">
            <text:p>16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2.1" table:style-name="ce1">
            <text:p>42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.3" table:style-name="ce1">
            <text:p>19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.8" table:style-name="ce1">
            <text:p>24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8.2" table:style-name="ce1">
            <text:p>18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2.2" table:style-name="ce1">
            <text:p>12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05" table:style-name="ce1">
            <text:p>4,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1.8" table:style-name="ce1">
            <text:p>11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.3" table:style-name="ce1">
            <text:p>23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7.61" table:style-name="ce1">
            <text:p>7,6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5.61" table:style-name="ce1">
            <text:p>5,6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" table:style-name="ce1">
            <text:p>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.2" table:style-name="ce1">
            <text:p>25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3" table:style-name="ce1">
            <text:p>3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1.2" table:style-name="ce1">
            <text:p>11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1.8" table:style-name="ce1">
            <text:p>11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3" table:style-name="ce1">
            <text:p>2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1.1" table:style-name="ce1">
            <text:p>21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.8" table:style-name="ce1">
            <text:p>25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0.4" table:style-name="ce1">
            <text:p>30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.1" table:style-name="ce1">
            <text:p>12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4.3" table:style-name="ce1">
            <text:p>24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.36" table:style-name="ce1">
            <text:p>6,3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86" table:style-name="ce1">
            <text:p>9,8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0.9" table:style-name="ce1">
            <text:p>10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3.1" table:style-name="ce1">
            <text:p>13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.8" table:style-name="ce1">
            <text:p>18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1.2" table:style-name="ce1">
            <text:p>31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.8" table:style-name="ce1">
            <text:p>18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3.3" table:style-name="ce1">
            <text:p>23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.73" table:style-name="ce1">
            <text:p>6,7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05" table:style-name="ce1">
            <text:p>4,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9" table:style-name="ce1">
            <text:p>26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1.6" table:style-name="ce1">
            <text:p>11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54" table:style-name="ce1">
            <text:p>4,5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9.6" table:style-name="ce1">
            <text:p>39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4700000000000006" table:style-name="ce1">
            <text:p>9,4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7.8" table:style-name="ce1">
            <text:p>17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" table:style-name="ce1">
            <text:p>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2.7" table:style-name="ce1">
            <text:p>12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0.3" table:style-name="ce1">
            <text:p>10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.5" table:style-name="ce1">
            <text:p>15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3" table:style-name="ce1">
            <text:p>2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0.6" table:style-name="ce1">
            <text:p>20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1.1" table:style-name="ce1">
            <text:p>21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7.2" table:style-name="ce1">
            <text:p>27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2" table:style-name="ce1">
            <text:p>12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0.8" table:style-name="ce1">
            <text:p>10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2.3" table:style-name="ce1">
            <text:p>22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9.2" table:style-name="ce1">
            <text:p>49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.5" table:style-name="ce1">
            <text:p>18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6.67" table:style-name="ce1">
            <text:p>6,6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5.8" table:style-name="ce1">
            <text:p>15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4.3" table:style-name="ce1">
            <text:p>14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8.2" table:style-name="ce1">
            <text:p>18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5.6" table:style-name="ce1">
            <text:p>35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1.3" table:style-name="ce1">
            <text:p>41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3.1" table:style-name="ce1">
            <text:p>13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2" table:style-name="ce1">
            <text:p>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5.3" table:style-name="ce1">
            <text:p>15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5.9" table:style-name="ce1">
            <text:p>25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1" table:style-name="ce1">
            <text:p>1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4.2" table:style-name="ce1">
            <text:p>24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33" table:style-name="ce1">
            <text:p>5,3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" table:style-name="ce1">
            <text:p>4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.3" table:style-name="ce1">
            <text:p>26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7.5" table:style-name="ce1">
            <text:p>17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" table:style-name="ce1">
            <text:p>3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1" table:style-name="ce1">
            <text:p>2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5.8" table:style-name="ce1">
            <text:p>15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0.8" table:style-name="ce1">
            <text:p>10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7.8" table:style-name="ce1">
            <text:p>27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6.9" table:style-name="ce1">
            <text:p>26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8" table:style-name="ce1">
            <text:p>16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2.9" table:style-name="ce1">
            <text:p>12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5" table:style-name="ce1">
            <text:p>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92" table:style-name="ce1">
            <text:p>1,9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" table:style-name="ce1">
            <text:p>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.7" table:style-name="ce1">
            <text:p>24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66" table:style-name="ce1">
            <text:p>0,6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1.7" table:style-name="ce1">
            <text:p>11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5.7" table:style-name="ce1">
            <text:p>25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4" table:style-name="ce1">
            <text:p>27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.1" table:style-name="ce1">
            <text:p>42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.7" table:style-name="ce1">
            <text:p>23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.6" table:style-name="ce1">
            <text:p>33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1.8" table:style-name="ce1">
            <text:p>51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4.9" table:style-name="ce1">
            <text:p>34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.3" table:style-name="ce1">
            <text:p>21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.4" table:style-name="ce1">
            <text:p>30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.3" table:style-name="ce1">
            <text:p>30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.9" table:style-name="ce1">
            <text:p>39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4.7" table:style-name="ce1">
            <text:p>14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.43" table:style-name="ce1">
            <text:p>8,4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.6" table:style-name="ce1">
            <text:p>36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.3" table:style-name="ce1">
            <text:p>13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57" table:style-name="ce1">
            <text:p>8,5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81" table:style-name="ce1">
            <text:p>9,8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.8" table:style-name="ce1">
            <text:p>22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.7" table:style-name="ce1">
            <text:p>15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.4" table:style-name="ce1">
            <text:p>35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.8" table:style-name="ce1">
            <text:p>20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.7" table:style-name="ce1">
            <text:p>18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.5" table:style-name="ce1">
            <text:p>27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0.7" table:style-name="ce1">
            <text:p>10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.6" table:style-name="ce1">
            <text:p>15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01" table:style-name="ce1">
            <text:p>1,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.9" table:style-name="ce1">
            <text:p>13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94" table:style-name="ce1">
            <text:p>8,9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.2" table:style-name="ce1">
            <text:p>15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.5" table:style-name="ce1">
            <text:p>15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.8" table:style-name="ce1">
            <text:p>23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.1" table:style-name="ce1">
            <text:p>46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.1" table:style-name="ce1">
            <text:p>39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.5" table:style-name="ce1">
            <text:p>13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97" table:style-name="ce1">
            <text:p>1,9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3.8" table:style-name="ce1">
            <text:p>23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4.5" table:style-name="ce1">
            <text:p>34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7" table:style-name="ce1">
            <text:p>21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4.9" table:style-name="ce1">
            <text:p>34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9.8" table:style-name="ce1">
            <text:p>19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6.5" table:style-name="ce1">
            <text:p>16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7.9" table:style-name="ce1">
            <text:p>27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3.9" table:style-name="ce1">
            <text:p>13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.5" table:style-name="ce1">
            <text:p>42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3.3" table:style-name="ce1">
            <text:p>13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.92" table:style-name="ce1">
            <text:p>7,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.5" table:style-name="ce1">
            <text:p>10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.16" table:style-name="ce1">
            <text:p>9,1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.8" table:style-name="ce1">
            <text:p>19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.8" table:style-name="ce1">
            <text:p>26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.3" table:style-name="ce1">
            <text:p>13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.4" table:style-name="ce1">
            <text:p>21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5.2" table:style-name="ce1">
            <text:p>15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.9" table:style-name="ce1">
            <text:p>11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.3" table:style-name="ce1">
            <text:p>31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59" table:style-name="ce1">
            <text:p>3,5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.9" table:style-name="ce1">
            <text:p>21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14" table:style-name="ce1">
            <text:p>9,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.1" table:style-name="ce1">
            <text:p>10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02" table:style-name="ce1">
            <text:p>3,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3" table:style-name="ce1">
            <text:p>25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1.3" table:style-name="ce1">
            <text:p>41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.6" table:style-name="ce1">
            <text:p>20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6.1" table:style-name="ce1">
            <text:p>26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2.7" table:style-name="ce1">
            <text:p>12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.4" table:style-name="ce1">
            <text:p>11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.7" table:style-name="ce1">
            <text:p>11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26" table:style-name="ce1">
            <text:p>4,2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2.5" table:style-name="ce1">
            <text:p>12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2.5" table:style-name="ce1">
            <text:p>22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7" table:style-name="ce1">
            <text:p>4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" table:style-name="ce1">
            <text:p>2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.3" table:style-name="ce1">
            <text:p>25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3" table:style-name="ce1">
            <text:p>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47" table:style-name="ce1">
            <text:p>3,4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.7" table:style-name="ce1">
            <text:p>10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3.7" table:style-name="ce1">
            <text:p>13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2" table:style-name="ce1">
            <text:p>2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2.8" table:style-name="ce1">
            <text:p>22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6.7" table:style-name="ce1">
            <text:p>26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0.9" table:style-name="ce1">
            <text:p>30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4" table:style-name="ce1">
            <text:p>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4.3" table:style-name="ce1">
            <text:p>24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9.2" table:style-name="ce1">
            <text:p>19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.23" table:style-name="ce1">
            <text:p>6,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75" table:style-name="ce1">
            <text:p>9,7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2.1" table:style-name="ce1">
            <text:p>12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.8" table:style-name="ce1">
            <text:p>16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" table:style-name="ce1">
            <text:p>1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9.2" table:style-name="ce1">
            <text:p>19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2.5" table:style-name="ce1">
            <text:p>22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.5399999999999991" table:style-name="ce1">
            <text:p>8,5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1.7" table:style-name="ce1">
            <text:p>11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4" table:style-name="ce1">
            <text:p>39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84" table:style-name="ce1">
            <text:p>5,8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.3" table:style-name="ce1">
            <text:p>13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69" table:style-name="ce1">
            <text:p>3,6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9.6" table:style-name="ce1">
            <text:p>39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58" table:style-name="ce1">
            <text:p>9,5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.5" table:style-name="ce1">
            <text:p>15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1.5" table:style-name="ce1">
            <text:p>11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2.2" table:style-name="ce1">
            <text:p>12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.35" table:style-name="ce1">
            <text:p>2,3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6.5" table:style-name="ce1">
            <text:p>16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1.5" table:style-name="ce1">
            <text:p>21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2.8" table:style-name="ce1">
            <text:p>22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2" table:style-name="ce1">
            <text:p>2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6.5" table:style-name="ce1">
            <text:p>26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1" table:style-name="ce1">
            <text:p>12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1.2" table:style-name="ce1">
            <text:p>11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2.6" table:style-name="ce1">
            <text:p>22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1.2" table:style-name="ce1">
            <text:p>11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8.5" table:style-name="ce1">
            <text:p>38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.7" table:style-name="ce1">
            <text:p>16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8" table:style-name="ce1">
            <text:p>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6.3" table:style-name="ce1">
            <text:p>16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4" table:style-name="ce1">
            <text:p>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5" table:style-name="ce1">
            <text:p>0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4.08" table:style-name="ce1">
            <text:p>4,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8.2" table:style-name="ce1">
            <text:p>18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9.7" table:style-name="ce1">
            <text:p>29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4.4" table:style-name="ce1">
            <text:p>44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8" table:style-name="ce1">
            <text:p>12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2.2" table:style-name="ce1">
            <text:p>22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6.3" table:style-name="ce1">
            <text:p>16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2.3" table:style-name="ce1">
            <text:p>12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5.5" table:style-name="ce1">
            <text:p>25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4.4" table:style-name="ce1">
            <text:p>24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24" table:style-name="ce1">
            <text:p>5,2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4.6" table:style-name="ce1">
            <text:p>44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" table:style-name="ce1">
            <text:p>2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2.9" table:style-name="ce1">
            <text:p>12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7" table:style-name="ce1">
            <text:p>1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1" table:style-name="ce1">
            <text:p>36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0.2" table:style-name="ce1">
            <text:p>20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5.8" table:style-name="ce1">
            <text:p>15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5.1" table:style-name="ce1">
            <text:p>35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1.8" table:style-name="ce1">
            <text:p>11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8.5" table:style-name="ce1">
            <text:p>28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6.5" table:style-name="ce1">
            <text:p>26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8" table:style-name="ce1">
            <text:p>16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4.2" table:style-name="ce1">
            <text:p>14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1.33" table:style-name="ce1">
            <text:p>1,3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.07" table:style-name="ce1">
            <text:p>9,0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96" table:style-name="ce1">
            <text:p>0,9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.4" table:style-name="ce1">
            <text:p>24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7" table:style-name="ce1">
            <text:p>0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1" table:style-name="ce1">
            <text:p>1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9" table:style-name="ce1">
            <text:p>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4" table:style-name="ce1">
            <text:p>27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.7" table:style-name="ce1">
            <text:p>41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.9" table:style-name="ce1">
            <text:p>15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8" table:style-name="ce1">
            <text:p>25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4.1" table:style-name="ce1">
            <text:p>34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0.5" table:style-name="ce1">
            <text:p>20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.6" table:style-name="ce1">
            <text:p>20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.7" table:style-name="ce1">
            <text:p>10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.4" table:style-name="ce1">
            <text:p>31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.5" table:style-name="ce1">
            <text:p>29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.9" table:style-name="ce1">
            <text:p>40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3.3" table:style-name="ce1">
            <text:p>13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.33" table:style-name="ce1">
            <text:p>8,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1.7" table:style-name="ce1">
            <text:p>41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89" table:style-name="ce1">
            <text:p>8,8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.3" table:style-name="ce1">
            <text:p>23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.8" table:style-name="ce1">
            <text:p>15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.3" table:style-name="ce1">
            <text:p>21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.5" table:style-name="ce1">
            <text:p>19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.7" table:style-name="ce1">
            <text:p>17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.9" table:style-name="ce1">
            <text:p>35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.3" table:style-name="ce1">
            <text:p>13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52" table:style-name="ce1">
            <text:p>1,5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.35" table:style-name="ce1">
            <text:p>7,3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1" table:style-name="ce1">
            <text:p>9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.7" table:style-name="ce1">
            <text:p>15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.8" table:style-name="ce1">
            <text:p>15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.7" table:style-name="ce1">
            <text:p>10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.4" table:style-name="ce1">
            <text:p>21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.6" table:style-name="ce1">
            <text:p>46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.4" table:style-name="ce1">
            <text:p>13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.7" table:style-name="ce1">
            <text:p>14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.7" table:style-name="ce1">
            <text:p>20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.61" table:style-name="ce1">
            <text:p>5,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6.2" table:style-name="ce1">
            <text:p>26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.5" table:style-name="ce1">
            <text:p>17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8" table:style-name="ce1">
            <text:p>21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6.1" table:style-name="ce1">
            <text:p>36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.8" table:style-name="ce1">
            <text:p>20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.7" table:style-name="ce1">
            <text:p>15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0.3" table:style-name="ce1">
            <text:p>30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4.4" table:style-name="ce1">
            <text:p>14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.3" table:style-name="ce1">
            <text:p>42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.9" table:style-name="ce1">
            <text:p>26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.55" table:style-name="ce1">
            <text:p>7,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" table:style-name="ce1">
            <text:p>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8.6" table:style-name="ce1">
            <text:p>28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.4" table:style-name="ce1">
            <text:p>13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.7" table:style-name="ce1">
            <text:p>21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.2" table:style-name="ce1">
            <text:p>17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.5" table:style-name="ce1">
            <text:p>12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.1" table:style-name="ce1">
            <text:p>31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21" table:style-name="ce1">
            <text:p>3,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.8" table:style-name="ce1">
            <text:p>23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23" table:style-name="ce1">
            <text:p>9,2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1" table:style-name="ce1">
            <text:p>3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3" table:style-name="ce1">
            <text:p>25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0.5" table:style-name="ce1">
            <text:p>40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1.4" table:style-name="ce1">
            <text:p>21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3.8" table:style-name="ce1">
            <text:p>23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.92" table:style-name="ce1">
            <text:p>7,9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.6" table:style-name="ce1">
            <text:p>11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.3" table:style-name="ce1">
            <text:p>24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3.1" table:style-name="ce1">
            <text:p>13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.7" table:style-name="ce1">
            <text:p>21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8.15" table:style-name="ce1">
            <text:p>8,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.6" table:style-name="ce1">
            <text:p>25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.5" table:style-name="ce1">
            <text:p>25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1.7" table:style-name="ce1">
            <text:p>21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65" table:style-name="ce1">
            <text:p>3,6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1" table:style-name="ce1">
            <text:p>1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.5" table:style-name="ce1">
            <text:p>16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1" table:style-name="ce1">
            <text:p>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4.5" table:style-name="ce1">
            <text:p>24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7.5" table:style-name="ce1">
            <text:p>27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1.4" table:style-name="ce1">
            <text:p>31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5.8" table:style-name="ce1">
            <text:p>15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4.3" table:style-name="ce1">
            <text:p>24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8.3" table:style-name="ce1">
            <text:p>18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.11" table:style-name="ce1">
            <text:p>6,1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64" table:style-name="ce1">
            <text:p>9,6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3.2" table:style-name="ce1">
            <text:p>13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5.2" table:style-name="ce1">
            <text:p>15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.8" table:style-name="ce1">
            <text:p>20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6" table:style-name="ce1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.3" table:style-name="ce1">
            <text:p>18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1.7" table:style-name="ce1">
            <text:p>21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3" table:style-name="ce1">
            <text:p>1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4.8" table:style-name="ce1">
            <text:p>14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4" table:style-name="ce1">
            <text:p>39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7.63" table:style-name="ce1">
            <text:p>7,6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8.5" table:style-name="ce1">
            <text:p>38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2.7" table:style-name="ce1">
            <text:p>2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1.3" table:style-name="ce1">
            <text:p>41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.6" table:style-name="ce1">
            <text:p>13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37" table:style-name="ce1">
            <text:p>4,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9.6" table:style-name="ce1">
            <text:p>3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1.4" table:style-name="ce1">
            <text:p>31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24" table:style-name="ce1">
            <text:p>9,2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5.2" table:style-name="ce1">
            <text:p>15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.9" table:style-name="ce1">
            <text:p>15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0.3" table:style-name="ce1">
            <text:p>10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.4" table:style-name="ce1">
            <text:p>14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.7" table:style-name="ce1">
            <text:p>2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3.2" table:style-name="ce1">
            <text:p>23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4.7" table:style-name="ce1">
            <text:p>24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2.7" table:style-name="ce1">
            <text:p>22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8.6" table:style-name="ce1">
            <text:p>28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" table:style-name="ce1">
            <text:p>1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1.6" table:style-name="ce1">
            <text:p>11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2.6" table:style-name="ce1">
            <text:p>22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7.98" table:style-name="ce1">
            <text:p>7,9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7" table:style-name="ce1">
            <text:p>5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.2" table:style-name="ce1">
            <text:p>18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9.33" table:style-name="ce1">
            <text:p>9,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6.7" table:style-name="ce1">
            <text:p>16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.8" table:style-name="ce1">
            <text:p>13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5.28" table:style-name="ce1">
            <text:p>5,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8.2" table:style-name="ce1">
            <text:p>18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2.7" table:style-name="ce1">
            <text:p>42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2.4" table:style-name="ce1">
            <text:p>32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4.3" table:style-name="ce1">
            <text:p>44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4" table:style-name="ce1">
            <text:p>12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2.6" table:style-name="ce1">
            <text:p>22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.3" table:style-name="ce1">
            <text:p>17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.5" table:style-name="ce1">
            <text:p>7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3.8" table:style-name="ce1">
            <text:p>13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6.9" table:style-name="ce1">
            <text:p>26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5.4" table:style-name="ce1">
            <text:p>25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16" table:style-name="ce1">
            <text:p>5,1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4.3" table:style-name="ce1">
            <text:p>44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.6" table:style-name="ce1">
            <text:p>26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7.3" table:style-name="ce1">
            <text:p>17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4.2" table:style-name="ce1">
            <text:p>14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8.5" table:style-name="ce1">
            <text:p>38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3.2" table:style-name="ce1">
            <text:p>13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9.3" table:style-name="ce1">
            <text:p>29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7.5" table:style-name="ce1">
            <text:p>27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8" table:style-name="ce1">
            <text:p>16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4.4" table:style-name="ce1">
            <text:p>14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2.67" table:style-name="ce1">
            <text:p>2,6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.44" table:style-name="ce1">
            <text:p>9,4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5.9" table:style-name="ce1">
            <text:p>15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1" table:style-name="ce1">
            <text:p>25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74" table:style-name="ce1">
            <text:p>0,7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2.5" table:style-name="ce1">
            <text:p>12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4" table:style-name="ce1">
            <text:p>27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.2" table:style-name="ce1">
            <text:p>41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.7" table:style-name="ce1">
            <text:p>15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.8" table:style-name="ce1">
            <text:p>23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.9" table:style-name="ce1">
            <text:p>33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7.6" table:style-name="ce1">
            <text:p>47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.5" table:style-name="ce1">
            <text:p>33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0.8" table:style-name="ce1">
            <text:p>20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.8" table:style-name="ce1">
            <text:p>11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" table:style-name="ce1">
            <text:p>30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6" table:style-name="ce1">
            <text:p>28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.1" table:style-name="ce1">
            <text:p>30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1.9" table:style-name="ce1">
            <text:p>41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1.9" table:style-name="ce1">
            <text:p>11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83" table:style-name="ce1">
            <text:p>7,8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.94" table:style-name="ce1">
            <text:p>6,9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6.8" table:style-name="ce1">
            <text:p>46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.2" table:style-name="ce1">
            <text:p>20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.8" table:style-name="ce1">
            <text:p>23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.7" table:style-name="ce1">
            <text:p>13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.6" table:style-name="ce1">
            <text:p>36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.6" table:style-name="ce1">
            <text:p>21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.3" table:style-name="ce1">
            <text:p>20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.9" table:style-name="ce1">
            <text:p>37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.7" table:style-name="ce1">
            <text:p>14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02" table:style-name="ce1">
            <text:p>2,0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.5" table:style-name="ce1">
            <text:p>11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25" table:style-name="ce1">
            <text:p>9,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.6" table:style-name="ce1">
            <text:p>34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.3" table:style-name="ce1">
            <text:p>10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.1" table:style-name="ce1">
            <text:p>47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.3" table:style-name="ce1">
            <text:p>13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.2" table:style-name="ce1">
            <text:p>13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1.3" table:style-name="ce1">
            <text:p>21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8.2" table:style-name="ce1">
            <text:p>28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9.2" table:style-name="ce1">
            <text:p>19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5.6" table:style-name="ce1">
            <text:p>35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8" table:style-name="ce1">
            <text:p>21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.8" table:style-name="ce1">
            <text:p>21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.7" table:style-name="ce1">
            <text:p>14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5.1" table:style-name="ce1">
            <text:p>15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.2" table:style-name="ce1">
            <text:p>26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.15" table:style-name="ce1">
            <text:p>8,1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.6" table:style-name="ce1">
            <text:p>10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.91" table:style-name="ce1">
            <text:p>9,9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.7" table:style-name="ce1">
            <text:p>21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.4" table:style-name="ce1">
            <text:p>30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.6" table:style-name="ce1">
            <text:p>13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.9" table:style-name="ce1">
            <text:p>21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.8" table:style-name="ce1">
            <text:p>18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1" table:style-name="ce1">
            <text:p>13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0.9" table:style-name="ce1">
            <text:p>30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4" table:style-name="ce1">
            <text:p>2,8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5.8" table:style-name="ce1">
            <text:p>25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36" table:style-name="ce1">
            <text:p>9,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.2" table:style-name="ce1">
            <text:p>11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66" table:style-name="ce1">
            <text:p>3,6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3" table:style-name="ce1">
            <text:p>25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9.2" table:style-name="ce1">
            <text:p>19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2.1" table:style-name="ce1">
            <text:p>22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.8" table:style-name="ce1">
            <text:p>27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.6" table:style-name="ce1">
            <text:p>11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.8" table:style-name="ce1">
            <text:p>18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3.7" table:style-name="ce1">
            <text:p>13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.8" table:style-name="ce1">
            <text:p>20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7.61" table:style-name="ce1">
            <text:p>7,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0" table:style-name="ce1">
            <text:p>8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6.1" table:style-name="ce1">
            <text:p>26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.3" table:style-name="ce1">
            <text:p>25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.3" table:style-name="ce1">
            <text:p>20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82" table:style-name="ce1">
            <text:p>3,8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1.7" table:style-name="ce1">
            <text:p>11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.2" table:style-name="ce1">
            <text:p>16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0" table:style-name="ce1">
            <text:p>2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3.6" table:style-name="ce1">
            <text:p>23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8.3" table:style-name="ce1">
            <text:p>28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2" table:style-name="ce1">
            <text:p>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7.5" table:style-name="ce1">
            <text:p>17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.6" table:style-name="ce1">
            <text:p>15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7.5" table:style-name="ce1">
            <text:p>17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52" table:style-name="ce1">
            <text:p>9,5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4.3" table:style-name="ce1">
            <text:p>14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3.4" table:style-name="ce1">
            <text:p>13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2.1" table:style-name="ce1">
            <text:p>22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0.8" table:style-name="ce1">
            <text:p>20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4.2" table:style-name="ce1">
            <text:p>14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7.3" table:style-name="ce1">
            <text:p>17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5" table:style-name="ce1">
            <text:p>39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9.43" table:style-name="ce1">
            <text:p>9,4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5.26" table:style-name="ce1">
            <text:p>5,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2.1" table:style-name="ce1">
            <text:p>42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.8" table:style-name="ce1">
            <text:p>13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79" table:style-name="ce1">
            <text:p>4,7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9.6" table:style-name="ce1">
            <text:p>39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0.6" table:style-name="ce1">
            <text:p>30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9" table:style-name="ce1">
            <text:p>8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4.3" table:style-name="ce1">
            <text:p>14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.7" table:style-name="ce1">
            <text:p>20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1" table:style-name="ce1">
            <text:p>1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6.7" table:style-name="ce1">
            <text:p>16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7.9" table:style-name="ce1">
            <text:p>37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4.1" table:style-name="ce1">
            <text:p>24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6.3" table:style-name="ce1">
            <text:p>26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3.4" table:style-name="ce1">
            <text:p>23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0.6" table:style-name="ce1">
            <text:p>30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3" table:style-name="ce1">
            <text:p>12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1.7" table:style-name="ce1">
            <text:p>11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2.6" table:style-name="ce1">
            <text:p>22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7.98" table:style-name="ce1">
            <text:p>7,9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0" table:style-name="ce1">
            <text:p>6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7.7" table:style-name="ce1">
            <text:p>17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0.7" table:style-name="ce1">
            <text:p>10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8.3" table:style-name="ce1">
            <text:p>18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.5" table:style-name="ce1">
            <text:p>13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5" table:style-name="ce1">
            <text:p>1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6.48" table:style-name="ce1">
            <text:p>6,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8.2" table:style-name="ce1">
            <text:p>18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2.5" table:style-name="ce1">
            <text:p>42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4.2" table:style-name="ce1">
            <text:p>44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4" table:style-name="ce1">
            <text:p>12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.1" table:style-name="ce1">
            <text:p>23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6.9" table:style-name="ce1">
            <text:p>26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4.3" table:style-name="ce1">
            <text:p>14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8.3" table:style-name="ce1">
            <text:p>28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6.1" table:style-name="ce1">
            <text:p>26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07" table:style-name="ce1">
            <text:p>5,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3.9" table:style-name="ce1">
            <text:p>43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7.3" table:style-name="ce1">
            <text:p>27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9.2" table:style-name="ce1">
            <text:p>19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5.9" table:style-name="ce1">
            <text:p>15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0.8" table:style-name="ce1">
            <text:p>20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1.5" table:style-name="ce1">
            <text:p>11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5.4" table:style-name="ce1">
            <text:p>15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0" table:style-name="ce1">
            <text:p>3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8.9" table:style-name="ce1">
            <text:p>28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.8" table:style-name="ce1">
            <text:p>16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4.6" table:style-name="ce1">
            <text:p>14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4" table:style-name="ce1">
            <text:p>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0.5" table:style-name="ce1">
            <text:p>10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8.2" table:style-name="ce1">
            <text:p>18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5.4" table:style-name="ce1">
            <text:p>15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4" table:style-name="ce1">
            <text:p>25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78" table:style-name="ce1">
            <text:p>0,7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3.5" table:style-name="ce1">
            <text:p>13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5.1" table:style-name="ce1">
            <text:p>35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4" table:style-name="ce1">
            <text:p>27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.8" table:style-name="ce1">
            <text:p>18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.7" table:style-name="ce1">
            <text:p>19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.5" table:style-name="ce1">
            <text:p>33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4.3" table:style-name="ce1">
            <text:p>44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1.2" table:style-name="ce1">
            <text:p>21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.4" table:style-name="ce1">
            <text:p>37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.9" table:style-name="ce1">
            <text:p>12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.2" table:style-name="ce1">
            <text:p>31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1" table:style-name="ce1">
            <text:p>28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.6" table:style-name="ce1">
            <text:p>30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.5" table:style-name="ce1">
            <text:p>10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53" table:style-name="ce1">
            <text:p>7,5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.61" table:style-name="ce1">
            <text:p>8,6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8" table:style-name="ce1">
            <text:p>5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.4" table:style-name="ce1">
            <text:p>21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.52" table:style-name="ce1">
            <text:p>9,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4" table:style-name="ce1">
            <text:p>10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.6" table:style-name="ce1">
            <text:p>11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.9" table:style-name="ce1">
            <text:p>21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1.2" table:style-name="ce1">
            <text:p>21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.6" table:style-name="ce1">
            <text:p>39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.6" table:style-name="ce1">
            <text:p>15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.9" table:style-name="ce1">
            <text:p>20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4" table:style-name="ce1">
            <text:p>9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.3" table:style-name="ce1">
            <text:p>16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.3" table:style-name="ce1">
            <text:p>16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91" table:style-name="ce1">
            <text:p>9,9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.8" table:style-name="ce1">
            <text:p>47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9" table:style-name="ce1">
            <text:p>37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.9" table:style-name="ce1">
            <text:p>14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1.9" table:style-name="ce1">
            <text:p>21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2.1" table:style-name="ce1">
            <text:p>12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0.2" table:style-name="ce1">
            <text:p>30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.8" table:style-name="ce1">
            <text:p>20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8" table:style-name="ce1">
            <text:p>2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8.5" table:style-name="ce1">
            <text:p>38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2.8" table:style-name="ce1">
            <text:p>22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.4" table:style-name="ce1">
            <text:p>15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.8" table:style-name="ce1">
            <text:p>4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.73" table:style-name="ce1">
            <text:p>8,7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.83" table:style-name="ce1">
            <text:p>9,8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.3" table:style-name="ce1">
            <text:p>10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2.3" table:style-name="ce1">
            <text:p>22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2.1" table:style-name="ce1">
            <text:p>32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.8" table:style-name="ce1">
            <text:p>13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.1" table:style-name="ce1">
            <text:p>22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.7" table:style-name="ce1">
            <text:p>18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7" table:style-name="ce1">
            <text:p>13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0.7" table:style-name="ce1">
            <text:p>30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48" table:style-name="ce1">
            <text:p>2,4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4.6" table:style-name="ce1">
            <text:p>24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.6" table:style-name="ce1">
            <text:p>11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.8" table:style-name="ce1">
            <text:p>16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03" table:style-name="ce1">
            <text:p>4,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3" table:style-name="ce1">
            <text:p>25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2.1" table:style-name="ce1">
            <text:p>42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.1" table:style-name="ce1">
            <text:p>24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.5" table:style-name="ce1">
            <text:p>28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7.3" table:style-name="ce1">
            <text:p>17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.4700000000000006" table:style-name="ce1">
            <text:p>9,4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2.1" table:style-name="ce1">
            <text:p>12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.38" table:style-name="ce1">
            <text:p>6,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6.8" table:style-name="ce1">
            <text:p>16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7.07" table:style-name="ce1">
            <text:p>7,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" table:style-name="ce1">
            <text:p>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6.6" table:style-name="ce1">
            <text:p>26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.1" table:style-name="ce1">
            <text:p>25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99" table:style-name="ce1">
            <text:p>3,9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3.3" table:style-name="ce1">
            <text:p>13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3" table:style-name="ce1">
            <text:p>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6.7" table:style-name="ce1">
            <text:p>26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2.5" table:style-name="ce1">
            <text:p>32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7.7" table:style-name="ce1">
            <text:p>17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8.8" table:style-name="ce1">
            <text:p>28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6.7" table:style-name="ce1">
            <text:p>16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.88" table:style-name="ce1">
            <text:p>5,8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52" table:style-name="ce1">
            <text:p>9,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3.7" table:style-name="ce1">
            <text:p>13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5.2" table:style-name="ce1">
            <text:p>15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1.6" table:style-name="ce1">
            <text:p>11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1.6" table:style-name="ce1">
            <text:p>21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9.9" table:style-name="ce1">
            <text:p>39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7.8" table:style-name="ce1">
            <text:p>17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3.3" table:style-name="ce1">
            <text:p>23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4.9" table:style-name="ce1">
            <text:p>14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6" table:style-name="ce1">
            <text:p>39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1.2" table:style-name="ce1">
            <text:p>11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1.4" table:style-name="ce1">
            <text:p>41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5.26" table:style-name="ce1">
            <text:p>5,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2.7" table:style-name="ce1">
            <text:p>42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.9" table:style-name="ce1">
            <text:p>13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08" table:style-name="ce1">
            <text:p>5,0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0.1" table:style-name="ce1">
            <text:p>40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9.8" table:style-name="ce1">
            <text:p>29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57" table:style-name="ce1">
            <text:p>8,5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3.4" table:style-name="ce1">
            <text:p>13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6.3" table:style-name="ce1">
            <text:p>16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1.5" table:style-name="ce1">
            <text:p>11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9.3" table:style-name="ce1">
            <text:p>19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65" table:style-name="ce1">
            <text:p>1,6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4.7" table:style-name="ce1">
            <text:p>24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7.3" table:style-name="ce1">
            <text:p>27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4.1" table:style-name="ce1">
            <text:p>24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85" table:style-name="ce1">
            <text:p>1,8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5" table:style-name="ce1">
            <text:p>12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1.8" table:style-name="ce1">
            <text:p>1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3.4" table:style-name="ce1">
            <text:p>23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7.98" table:style-name="ce1">
            <text:p>7,9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0.1" table:style-name="ce1">
            <text:p>60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7.5" table:style-name="ce1">
            <text:p>17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2" table:style-name="ce1">
            <text:p>1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0" table:style-name="ce1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.3" table:style-name="ce1">
            <text:p>13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7.66" table:style-name="ce1">
            <text:p>7,6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8.2" table:style-name="ce1">
            <text:p>18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2.3" table:style-name="ce1">
            <text:p>42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4" table:style-name="ce1">
            <text:p>3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4" table:style-name="ce1">
            <text:p>12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.5" table:style-name="ce1">
            <text:p>23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.7" table:style-name="ce1">
            <text:p>18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5.6" table:style-name="ce1">
            <text:p>35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5.2" table:style-name="ce1">
            <text:p>15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9.6" table:style-name="ce1">
            <text:p>29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6.7" table:style-name="ce1">
            <text:p>26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3.5" table:style-name="ce1">
            <text:p>43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8.1" table:style-name="ce1">
            <text:p>28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2.4" table:style-name="ce1">
            <text:p>22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5.3" table:style-name="ce1">
            <text:p>15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5" table:style-name="ce1">
            <text:p>36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.09" table:style-name="ce1">
            <text:p>6,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6" table:style-name="ce1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5.6" table:style-name="ce1">
            <text:p>15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0.8" table:style-name="ce1">
            <text:p>30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1.3" table:style-name="ce1">
            <text:p>31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4.7" table:style-name="ce1">
            <text:p>14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5.33" table:style-name="ce1">
            <text:p>5,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1.7" table:style-name="ce1">
            <text:p>11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.2" table:style-name="ce1">
            <text:p>19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4.9" table:style-name="ce1">
            <text:p>14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7" table:style-name="ce1">
            <text:p>25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81" table:style-name="ce1">
            <text:p>0,8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4.3" table:style-name="ce1">
            <text:p>14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5" table:style-name="ce1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4" table:style-name="ce1">
            <text:p>27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.3" table:style-name="ce1">
            <text:p>41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.8" table:style-name="ce1">
            <text:p>21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94" table:style-name="ce1">
            <text:p>6,9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3.9" table:style-name="ce1">
            <text:p>2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.1" table:style-name="ce1">
            <text:p>37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2" table:style-name="ce1">
            <text:p>14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.3" table:style-name="ce1">
            <text:p>30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.9" table:style-name="ce1">
            <text:p>27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.1" table:style-name="ce1">
            <text:p>43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.09" table:style-name="ce1">
            <text:p>9,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23" table:style-name="ce1">
            <text:p>7,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.3" table:style-name="ce1">
            <text:p>10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8" table:style-name="ce1">
            <text:p>51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.3" table:style-name="ce1">
            <text:p>13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.7799999999999994" table:style-name="ce1">
            <text:p>9,7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.6" table:style-name="ce1">
            <text:p>11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.3" table:style-name="ce1">
            <text:p>21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.4499999999999993" table:style-name="ce1">
            <text:p>9,4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.1" table:style-name="ce1">
            <text:p>22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.2" table:style-name="ce1">
            <text:p>18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2.4" table:style-name="ce1">
            <text:p>22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.9" table:style-name="ce1">
            <text:p>27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.2" table:style-name="ce1">
            <text:p>16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.6" table:style-name="ce1">
            <text:p>20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03" table:style-name="ce1">
            <text:p>3,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.5" table:style-name="ce1">
            <text:p>16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.4" table:style-name="ce1">
            <text:p>36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.9" table:style-name="ce1">
            <text:p>1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.6" table:style-name="ce1">
            <text:p>48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4" table:style-name="ce1">
            <text:p>37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6.7" table:style-name="ce1">
            <text:p>16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.5" table:style-name="ce1">
            <text:p>22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.9" table:style-name="ce1">
            <text:p>14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2.1" table:style-name="ce1">
            <text:p>32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2.5" table:style-name="ce1">
            <text:p>22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6.4" table:style-name="ce1">
            <text:p>36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9" table:style-name="ce1">
            <text:p>21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3.8" table:style-name="ce1">
            <text:p>23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6.2" table:style-name="ce1">
            <text:p>16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.5" table:style-name="ce1">
            <text:p>41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0.9" table:style-name="ce1">
            <text:p>30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.7" table:style-name="ce1">
            <text:p>18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.2899999999999991" table:style-name="ce1">
            <text:p>9,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.4" table:style-name="ce1">
            <text:p>9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.6" table:style-name="ce1">
            <text:p>10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3" table:style-name="ce1">
            <text:p>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3.9" table:style-name="ce1">
            <text:p>3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.9" table:style-name="ce1">
            <text:p>1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.2" table:style-name="ce1">
            <text:p>22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.7" table:style-name="ce1">
            <text:p>18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7" table:style-name="ce1">
            <text:p>13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0.4" table:style-name="ce1">
            <text:p>30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14" table:style-name="ce1">
            <text:p>2,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.4" table:style-name="ce1">
            <text:p>23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.3" table:style-name="ce1">
            <text:p>10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.9" table:style-name="ce1">
            <text:p>11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29" table:style-name="ce1">
            <text:p>4,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3" table:style-name="ce1">
            <text:p>25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1.6" table:style-name="ce1">
            <text:p>21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3.5" table:style-name="ce1">
            <text:p>43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.8" table:style-name="ce1">
            <text:p>24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9.5" table:style-name="ce1">
            <text:p>29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.7" table:style-name="ce1">
            <text:p>16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.9" table:style-name="ce1">
            <text:p>1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2.5" table:style-name="ce1">
            <text:p>12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9.3" table:style-name="ce1">
            <text:p>19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.2" table:style-name="ce1">
            <text:p>19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6.52" table:style-name="ce1">
            <text:p>6,5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.4" table:style-name="ce1">
            <text:p>3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.1" table:style-name="ce1">
            <text:p>27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4.8" table:style-name="ce1">
            <text:p>24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2" table:style-name="ce1">
            <text:p>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17" table:style-name="ce1">
            <text:p>4,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1.4" table:style-name="ce1">
            <text:p>11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6" table:style-name="ce1">
            <text:p>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2.6" table:style-name="ce1">
            <text:p>22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2.9" table:style-name="ce1">
            <text:p>32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3.1" table:style-name="ce1">
            <text:p>23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.62" table:style-name="ce1">
            <text:p>5,6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52" table:style-name="ce1">
            <text:p>9,5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3.1" table:style-name="ce1">
            <text:p>13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.7" table:style-name="ce1">
            <text:p>11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3.3" table:style-name="ce1">
            <text:p>13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1.1" table:style-name="ce1">
            <text:p>21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2.4" table:style-name="ce1">
            <text:p>42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5.8" table:style-name="ce1">
            <text:p>25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.4" table:style-name="ce1">
            <text:p>15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9" table:style-name="ce1">
            <text:p>39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3" table:style-name="ce1">
            <text:p>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3.8" table:style-name="ce1">
            <text:p>23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5.26" table:style-name="ce1">
            <text:p>5,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4" table:style-name="ce1">
            <text:p>33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3.1" table:style-name="ce1">
            <text:p>43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4" table:style-name="ce1">
            <text:p>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29" table:style-name="ce1">
            <text:p>5,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0.5" table:style-name="ce1">
            <text:p>40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2.6" table:style-name="ce1">
            <text:p>32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24" table:style-name="ce1">
            <text:p>8,2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2.7" table:style-name="ce1">
            <text:p>12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1.8" table:style-name="ce1">
            <text:p>11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9.7" table:style-name="ce1">
            <text:p>19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5.1" table:style-name="ce1">
            <text:p>25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7.9" table:style-name="ce1">
            <text:p>27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4.8" table:style-name="ce1">
            <text:p>24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.6" table:style-name="ce1">
            <text:p>3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7" table:style-name="ce1">
            <text:p>12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1.8" table:style-name="ce1">
            <text:p>11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6.8" table:style-name="ce1">
            <text:p>26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0.3" table:style-name="ce1">
            <text:p>60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3.3" table:style-name="ce1">
            <text:p>13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1.7" table:style-name="ce1">
            <text:p>21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41" table:style-name="ce1">
            <text:p>2,4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8.84" table:style-name="ce1">
            <text:p>8,8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7.3" table:style-name="ce1">
            <text:p>17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2.1" table:style-name="ce1">
            <text:p>42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4" table:style-name="ce1">
            <text:p>3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3.9" table:style-name="ce1">
            <text:p>4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4" table:style-name="ce1">
            <text:p>12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.9" table:style-name="ce1">
            <text:p>2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1.1" table:style-name="ce1">
            <text:p>31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7.2" table:style-name="ce1">
            <text:p>27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4.2" table:style-name="ce1">
            <text:p>44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8.9" table:style-name="ce1">
            <text:p>28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5.5" table:style-name="ce1">
            <text:p>25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4.7" table:style-name="ce1">
            <text:p>14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6" table:style-name="ce1">
            <text:p>36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.3" table:style-name="ce1">
            <text:p>18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0" table:style-name="ce1">
            <text:p>1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5.8" table:style-name="ce1">
            <text:p>15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1.53" table:style-name="ce1">
            <text:p>1,5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1.5" table:style-name="ce1">
            <text:p>31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9.6" table:style-name="ce1">
            <text:p>29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0" table:style-name="ce1">
            <text:p>2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4.9" table:style-name="ce1">
            <text:p>14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6.67" table:style-name="ce1">
            <text:p>6,6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3.4" table:style-name="ce1">
            <text:p>13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4.4" table:style-name="ce1">
            <text:p>14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8" table:style-name="ce1">
            <text:p>25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85" table:style-name="ce1">
            <text:p>0,8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4.9" table:style-name="ce1">
            <text:p>14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7" table:style-name="ce1">
            <text:p>27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.9" table:style-name="ce1">
            <text:p>4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.8" table:style-name="ce1">
            <text:p>24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.3" table:style-name="ce1">
            <text:p>21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1.1" table:style-name="ce1">
            <text:p>41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1.6" table:style-name="ce1">
            <text:p>31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6.5" table:style-name="ce1">
            <text:p>26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6" table:style-name="ce1">
            <text:p>15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.5" table:style-name="ce1">
            <text:p>2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.5" table:style-name="ce1">
            <text:p>2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.7" table:style-name="ce1">
            <text:p>27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.3" table:style-name="ce1">
            <text:p>31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.1" table:style-name="ce1">
            <text:p>43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.6" table:style-name="ce1">
            <text:p>9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23" table:style-name="ce1">
            <text:p>7,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.9" table:style-name="ce1">
            <text:p>1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8" table:style-name="ce1">
            <text:p>51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.7" table:style-name="ce1">
            <text:p>12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.45" table:style-name="ce1">
            <text:p>6,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.5" table:style-name="ce1">
            <text:p>22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.4" table:style-name="ce1">
            <text:p>10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.2" table:style-name="ce1">
            <text:p>22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3.6" table:style-name="ce1">
            <text:p>23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.2" table:style-name="ce1">
            <text:p>42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.7" table:style-name="ce1">
            <text:p>16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.3" table:style-name="ce1">
            <text:p>20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79" table:style-name="ce1">
            <text:p>3,7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.7" table:style-name="ce1">
            <text:p>14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.7" table:style-name="ce1">
            <text:p>16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.8" table:style-name="ce1">
            <text:p>16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9.5" table:style-name="ce1">
            <text:p>3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.16" table:style-name="ce1">
            <text:p>9,1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.9" table:style-name="ce1">
            <text:p>13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.7" table:style-name="ce1">
            <text:p>49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.9" table:style-name="ce1">
            <text:p>37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.1" table:style-name="ce1">
            <text:p>10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.1" table:style-name="ce1">
            <text:p>23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.9" table:style-name="ce1">
            <text:p>14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1.8" table:style-name="ce1">
            <text:p>31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9.4" table:style-name="ce1">
            <text:p>29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9" table:style-name="ce1">
            <text:p>2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8.799999999999997" table:style-name="ce1">
            <text:p>38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.3" table:style-name="ce1">
            <text:p>25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.5" table:style-name="ce1">
            <text:p>17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.3" table:style-name="ce1">
            <text:p>19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7.8" table:style-name="ce1">
            <text:p>17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.9" table:style-name="ce1">
            <text:p>42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3.6" table:style-name="ce1">
            <text:p>33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.82" table:style-name="ce1">
            <text:p>9,8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.11" table:style-name="ce1">
            <text:p>9,1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.9" table:style-name="ce1">
            <text:p>10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2.4" table:style-name="ce1">
            <text:p>22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5.3" table:style-name="ce1">
            <text:p>15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.4" table:style-name="ce1">
            <text:p>22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7" table:style-name="ce1">
            <text:p>13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0.8" table:style-name="ce1">
            <text:p>30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33" table:style-name="ce1">
            <text:p>2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.3" table:style-name="ce1">
            <text:p>22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.1" table:style-name="ce1">
            <text:p>11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.9" table:style-name="ce1">
            <text:p>1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49" table:style-name="ce1">
            <text:p>4,4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3" table:style-name="ce1">
            <text:p>25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4.4" table:style-name="ce1">
            <text:p>44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.7" table:style-name="ce1">
            <text:p>24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0.8" table:style-name="ce1">
            <text:p>30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.3" table:style-name="ce1">
            <text:p>16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8.2" table:style-name="ce1">
            <text:p>18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" table:style-name="ce1">
            <text:p>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6.6" table:style-name="ce1">
            <text:p>26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.4" table:style-name="ce1">
            <text:p>21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.2" table:style-name="ce1">
            <text:p>19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6.52" table:style-name="ce1">
            <text:p>6,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74" table:style-name="ce1">
            <text:p>1,7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.5" table:style-name="ce1">
            <text:p>27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3.9" table:style-name="ce1">
            <text:p>23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5" table:style-name="ce1">
            <text:p>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" table:style-name="ce1">
            <text:p>4,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.5" table:style-name="ce1">
            <text:p>10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4" table:style-name="ce1">
            <text:p>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2.3" table:style-name="ce1">
            <text:p>22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3.3" table:style-name="ce1">
            <text:p>2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2.5" table:style-name="ce1">
            <text:p>22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9.2" table:style-name="ce1">
            <text:p>19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.36" table:style-name="ce1">
            <text:p>5,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52" table:style-name="ce1">
            <text:p>9,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2.6" table:style-name="ce1">
            <text:p>12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.7" table:style-name="ce1">
            <text:p>18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5" table:style-name="ce1">
            <text:p>1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.8" table:style-name="ce1">
            <text:p>20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4.7" table:style-name="ce1">
            <text:p>44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1" table:style-name="ce1">
            <text:p>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8.3" table:style-name="ce1">
            <text:p>28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.8" table:style-name="ce1">
            <text:p>15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1" table:style-name="ce1">
            <text:p>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2.6" table:style-name="ce1">
            <text:p>12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0.7" table:style-name="ce1">
            <text:p>30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5.26" table:style-name="ce1">
            <text:p>5,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3.5" table:style-name="ce1">
            <text:p>43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4.1" table:style-name="ce1">
            <text:p>14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14" table:style-name="ce1">
            <text:p>5,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1" table:style-name="ce1">
            <text:p>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5.5" table:style-name="ce1">
            <text:p>35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65" table:style-name="ce1">
            <text:p>8,6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2.1" table:style-name="ce1">
            <text:p>12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2.1" table:style-name="ce1">
            <text:p>12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7" table:style-name="ce1">
            <text:p>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5.6" table:style-name="ce1">
            <text:p>35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5.4" table:style-name="ce1">
            <text:p>25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8.4" table:style-name="ce1">
            <text:p>28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5.6" table:style-name="ce1">
            <text:p>25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26" table:style-name="ce1">
            <text:p>5,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8" table:style-name="ce1">
            <text:p>12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1.9" table:style-name="ce1">
            <text:p>1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4.9" table:style-name="ce1">
            <text:p>24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3.1" table:style-name="ce1">
            <text:p>13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0.5" table:style-name="ce1">
            <text:p>60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3.3" table:style-name="ce1">
            <text:p>1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3.3" table:style-name="ce1">
            <text:p>2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82" table:style-name="ce1">
            <text:p>2,8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2" table:style-name="ce1">
            <text:p>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4" table:style-name="ce1">
            <text:p>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3.8" table:style-name="ce1">
            <text:p>43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3" table:style-name="ce1">
            <text:p>12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.7" table:style-name="ce1">
            <text:p>23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9.3" table:style-name="ce1">
            <text:p>19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3.8" table:style-name="ce1">
            <text:p>23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2.6" table:style-name="ce1">
            <text:p>22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7.6" table:style-name="ce1">
            <text:p>27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" table:style-name="ce1">
            <text:p>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4.8" table:style-name="ce1">
            <text:p>44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1.3" table:style-name="ce1">
            <text:p>31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7" table:style-name="ce1">
            <text:p>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6" table:style-name="ce1">
            <text:p>36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1.9" table:style-name="ce1">
            <text:p>1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3.5" table:style-name="ce1">
            <text:p>33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6" table:style-name="ce1">
            <text:p>1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3.03" table:style-name="ce1">
            <text:p>3,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1.9" table:style-name="ce1">
            <text:p>3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7.8" table:style-name="ce1">
            <text:p>27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1.6" table:style-name="ce1">
            <text:p>21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5.8" table:style-name="ce1">
            <text:p>15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6.56" table:style-name="ce1">
            <text:p>6,5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5.2" table:style-name="ce1">
            <text:p>15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6.3" table:style-name="ce1">
            <text:p>16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.9" table:style-name="ce1">
            <text:p>25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88" table:style-name="ce1">
            <text:p>0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5.4" table:style-name="ce1">
            <text:p>15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4.6" table:style-name="ce1">
            <text:p>34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8" table:style-name="ce1">
            <text:p>27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.8" table:style-name="ce1">
            <text:p>42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.9" table:style-name="ce1">
            <text:p>27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8" table:style-name="ce1">
            <text:p>25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.8" table:style-name="ce1">
            <text:p>30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2.9" table:style-name="ce1">
            <text:p>4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.9" table:style-name="ce1">
            <text:p>30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.9" table:style-name="ce1">
            <text:p>38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.1" table:style-name="ce1">
            <text:p>31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.1" table:style-name="ce1">
            <text:p>33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.6" table:style-name="ce1">
            <text:p>27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.1" table:style-name="ce1">
            <text:p>32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.2" table:style-name="ce1">
            <text:p>43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.1" table:style-name="ce1">
            <text:p>10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23" table:style-name="ce1">
            <text:p>7,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.6" table:style-name="ce1">
            <text:p>13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8" table:style-name="ce1">
            <text:p>51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.2" table:style-name="ce1">
            <text:p>20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.3" table:style-name="ce1">
            <text:p>10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.8" table:style-name="ce1">
            <text:p>13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.09" table:style-name="ce1">
            <text:p>9,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.8" table:style-name="ce1">
            <text:p>23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.4" table:style-name="ce1">
            <text:p>11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.5" table:style-name="ce1">
            <text:p>22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.8" table:style-name="ce1">
            <text:p>24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.8" table:style-name="ce1">
            <text:p>16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.55" table:style-name="ce1">
            <text:p>4,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.85" table:style-name="ce1">
            <text:p>9,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.7" table:style-name="ce1">
            <text:p>16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.5" table:style-name="ce1">
            <text:p>42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.2" table:style-name="ce1">
            <text:p>15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1.2" table:style-name="ce1">
            <text:p>51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.1" table:style-name="ce1">
            <text:p>22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.2" table:style-name="ce1">
            <text:p>13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.8" table:style-name="ce1">
            <text:p>23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.9" table:style-name="ce1">
            <text:p>14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1.4" table:style-name="ce1">
            <text:p>31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.9" table:style-name="ce1">
            <text:p>21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.6" table:style-name="ce1">
            <text:p>39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6.7" table:style-name="ce1">
            <text:p>26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9.5" table:style-name="ce1">
            <text:p>19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.6" table:style-name="ce1">
            <text:p>21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8.7" table:style-name="ce1">
            <text:p>18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4.3" table:style-name="ce1">
            <text:p>44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.3" table:style-name="ce1">
            <text:p>10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.91" table:style-name="ce1">
            <text:p>9,9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1.6" table:style-name="ce1">
            <text:p>11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.8" table:style-name="ce1">
            <text:p>21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7.5" table:style-name="ce1">
            <text:p>37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.7" table:style-name="ce1">
            <text:p>16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.5" table:style-name="ce1">
            <text:p>22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.5" table:style-name="ce1">
            <text:p>18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7" table:style-name="ce1">
            <text:p>13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.2" table:style-name="ce1">
            <text:p>31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59" table:style-name="ce1">
            <text:p>2,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.1" table:style-name="ce1">
            <text:p>21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.8" table:style-name="ce1">
            <text:p>11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.7" table:style-name="ce1">
            <text:p>11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3" table:style-name="ce1">
            <text:p>25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.3" table:style-name="ce1">
            <text:p>2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8.1" table:style-name="ce1">
            <text:p>38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.6" table:style-name="ce1">
            <text:p>24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.5" table:style-name="ce1">
            <text:p>13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0.6" table:style-name="ce1">
            <text:p>10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3.3" table:style-name="ce1">
            <text:p>2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.2" table:style-name="ce1">
            <text:p>19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6.52" table:style-name="ce1">
            <text:p>6,5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.37" table:style-name="ce1">
            <text:p>2,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.5" table:style-name="ce1">
            <text:p>27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2.9" table:style-name="ce1">
            <text:p>2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8" table:style-name="ce1">
            <text:p>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51" table:style-name="ce1">
            <text:p>4,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86" table:style-name="ce1">
            <text:p>9,8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2.1" table:style-name="ce1">
            <text:p>22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.7" table:style-name="ce1">
            <text:p>21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2.1" table:style-name="ce1">
            <text:p>22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52" table:style-name="ce1">
            <text:p>9,5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.9" table:style-name="ce1">
            <text:p>11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.7" table:style-name="ce1">
            <text:p>18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6.7" table:style-name="ce1">
            <text:p>16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.5" table:style-name="ce1">
            <text:p>20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6.7" table:style-name="ce1">
            <text:p>46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2.6" table:style-name="ce1">
            <text:p>22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30.8" table:style-name="ce1">
            <text:p>30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2.5" table:style-name="ce1">
            <text:p>22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0.6" table:style-name="ce1">
            <text:p>40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2.2" table:style-name="ce1">
            <text:p>12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3.9" table:style-name="ce1">
            <text:p>33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7.02" table:style-name="ce1">
            <text:p>7,0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3.7" table:style-name="ce1">
            <text:p>43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4.8" table:style-name="ce1">
            <text:p>14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93" table:style-name="ce1">
            <text:p>4,9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1.4" table:style-name="ce1">
            <text:p>41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06" table:style-name="ce1">
            <text:p>9,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7" table:style-name="ce1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9.8" table:style-name="ce1">
            <text:p>19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2.4" table:style-name="ce1">
            <text:p>12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0.5" table:style-name="ce1">
            <text:p>20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6.5" table:style-name="ce1">
            <text:p>16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6" table:style-name="ce1">
            <text:p>2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8.3" table:style-name="ce1">
            <text:p>28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6.3" table:style-name="ce1">
            <text:p>26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.84" table:style-name="ce1">
            <text:p>6,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.9" table:style-name="ce1">
            <text:p>1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4.2" table:style-name="ce1">
            <text:p>14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8.5" table:style-name="ce1">
            <text:p>28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0.8" table:style-name="ce1">
            <text:p>60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.2" table:style-name="ce1">
            <text:p>18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3.3" table:style-name="ce1">
            <text:p>1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3.9" table:style-name="ce1">
            <text:p>23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.24" table:style-name="ce1">
            <text:p>3,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5.4" table:style-name="ce1">
            <text:p>15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1.8" table:style-name="ce1">
            <text:p>41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9.1" table:style-name="ce1">
            <text:p>39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3" table:style-name="ce1">
            <text:p>12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.4" table:style-name="ce1">
            <text:p>23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9.5" table:style-name="ce1">
            <text:p>19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0.3" table:style-name="ce1">
            <text:p>10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3.9" table:style-name="ce1">
            <text:p>23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7.3" table:style-name="ce1">
            <text:p>27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.5" table:style-name="ce1">
            <text:p>45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8.4" table:style-name="ce1">
            <text:p>28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2" table:style-name="ce1">
            <text:p>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2.9" table:style-name="ce1">
            <text:p>1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6.3" table:style-name="ce1">
            <text:p>16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4.51" table:style-name="ce1">
            <text:p>4,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6.1" table:style-name="ce1">
            <text:p>26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3.2" table:style-name="ce1">
            <text:p>23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6.45" table:style-name="ce1">
            <text:p>6,4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7" table:style-name="ce1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0.3" table:style-name="ce1">
            <text:p>20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8.3" table:style-name="ce1">
            <text:p>18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.1" table:style-name="ce1">
            <text:p>26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91" table:style-name="ce1">
            <text:p>0,9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5.9" table:style-name="ce1">
            <text:p>15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4.5" table:style-name="ce1">
            <text:p>34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9" table:style-name="ce1">
            <text:p>27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.9" table:style-name="ce1">
            <text:p>43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.6" table:style-name="ce1">
            <text:p>28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2" table:style-name="ce1">
            <text:p>6,8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2" table:style-name="ce1">
            <text:p>31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4.6" table:style-name="ce1">
            <text:p>44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.4" table:style-name="ce1">
            <text:p>30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1.4" table:style-name="ce1">
            <text:p>31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.4" table:style-name="ce1">
            <text:p>39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.2" table:style-name="ce1">
            <text:p>24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.4" table:style-name="ce1">
            <text:p>33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.4" table:style-name="ce1">
            <text:p>27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.3" table:style-name="ce1">
            <text:p>4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.6" table:style-name="ce1">
            <text:p>10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23" table:style-name="ce1">
            <text:p>7,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.3" table:style-name="ce1">
            <text:p>15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8" table:style-name="ce1">
            <text:p>51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.4" table:style-name="ce1">
            <text:p>21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.5" table:style-name="ce1">
            <text:p>10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.09" table:style-name="ce1">
            <text:p>9,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.8" table:style-name="ce1">
            <text:p>24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.4" table:style-name="ce1">
            <text:p>12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.5" table:style-name="ce1">
            <text:p>38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.9" table:style-name="ce1">
            <text:p>22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.7" table:style-name="ce1">
            <text:p>19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3" table:style-name="ce1">
            <text:p>5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.8" table:style-name="ce1">
            <text:p>13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.7" table:style-name="ce1">
            <text:p>16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.6" table:style-name="ce1">
            <text:p>45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.2" table:style-name="ce1">
            <text:p>19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.2" table:style-name="ce1">
            <text:p>17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3.2" table:style-name="ce1">
            <text:p>53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6.1" table:style-name="ce1">
            <text:p>26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.4" table:style-name="ce1">
            <text:p>24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.9" table:style-name="ce1">
            <text:p>14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0.9" table:style-name="ce1">
            <text:p>30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3.1" table:style-name="ce1">
            <text:p>43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0.6" table:style-name="ce1">
            <text:p>40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.2" table:style-name="ce1">
            <text:p>28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3.3" table:style-name="ce1">
            <text:p>2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3.8" table:style-name="ce1">
            <text:p>23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5.6" table:style-name="ce1">
            <text:p>45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.3" table:style-name="ce1">
            <text:p>10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.4" table:style-name="ce1">
            <text:p>11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.4" table:style-name="ce1">
            <text:p>12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.3" table:style-name="ce1">
            <text:p>21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.7" table:style-name="ce1">
            <text:p>22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.8" table:style-name="ce1">
            <text:p>18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7" table:style-name="ce1">
            <text:p>13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.5" table:style-name="ce1">
            <text:p>31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69" table:style-name="ce1">
            <text:p>2,6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.1" table:style-name="ce1">
            <text:p>21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.6" table:style-name="ce1">
            <text:p>12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.4" table:style-name="ce1">
            <text:p>11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.3" table:style-name="ce1">
            <text:p>17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19" table:style-name="ce1">
            <text:p>5,1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2" table:style-name="ce1">
            <text:p>25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.7" table:style-name="ce1">
            <text:p>23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8.1" table:style-name="ce1">
            <text:p>38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.3" table:style-name="ce1">
            <text:p>24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5.6" table:style-name="ce1">
            <text:p>35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7.8" table:style-name="ce1">
            <text:p>17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.4" table:style-name="ce1">
            <text:p>15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.2" table:style-name="ce1">
            <text:p>14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3.3" table:style-name="ce1">
            <text:p>2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.2" table:style-name="ce1">
            <text:p>19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6.52" table:style-name="ce1">
            <text:p>6,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.27" table:style-name="ce1">
            <text:p>3,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.5" table:style-name="ce1">
            <text:p>27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2.9" table:style-name="ce1">
            <text:p>22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1" table:style-name="ce1">
            <text:p>3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.9" table:style-name="ce1">
            <text:p>10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1.8" table:style-name="ce1">
            <text:p>21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3.9" table:style-name="ce1">
            <text:p>13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1.7" table:style-name="ce1">
            <text:p>21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52" table:style-name="ce1">
            <text:p>9,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3.4" table:style-name="ce1">
            <text:p>13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.3" table:style-name="ce1">
            <text:p>18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.3" table:style-name="ce1">
            <text:p>20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8.4" table:style-name="ce1">
            <text:p>48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.2" table:style-name="ce1">
            <text:p>24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4.7" table:style-name="ce1">
            <text:p>24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0.9" table:style-name="ce1">
            <text:p>40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1.9" table:style-name="ce1">
            <text:p>11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8.77" table:style-name="ce1">
            <text:p>8,7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4" table:style-name="ce1">
            <text:p>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5.7" table:style-name="ce1">
            <text:p>15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1.1" table:style-name="ce1">
            <text:p>41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9.6" table:style-name="ce1">
            <text:p>39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48" table:style-name="ce1">
            <text:p>9,4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4" table:style-name="ce1">
            <text:p>2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2.9" table:style-name="ce1">
            <text:p>12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0.8" table:style-name="ce1">
            <text:p>20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6" table:style-name="ce1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7.2" table:style-name="ce1">
            <text:p>27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8.2" table:style-name="ce1">
            <text:p>28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7.1" table:style-name="ce1">
            <text:p>27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33" table:style-name="ce1">
            <text:p>8,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3" table:style-name="ce1">
            <text:p>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6.7" table:style-name="ce1">
            <text:p>16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8.7" table:style-name="ce1">
            <text:p>28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1.3" table:style-name="ce1">
            <text:p>61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9.2" table:style-name="ce1">
            <text:p>19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3.3" table:style-name="ce1">
            <text:p>1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4.4" table:style-name="ce1">
            <text:p>24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.66" table:style-name="ce1">
            <text:p>3,6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4.6" table:style-name="ce1">
            <text:p>14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1.8" table:style-name="ce1">
            <text:p>41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6.4" table:style-name="ce1">
            <text:p>36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3" table:style-name="ce1">
            <text:p>12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.2" table:style-name="ce1">
            <text:p>23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9.7" table:style-name="ce1">
            <text:p>19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4.4" table:style-name="ce1">
            <text:p>24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4.2" table:style-name="ce1">
            <text:p>24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22" table:style-name="ce1">
            <text:p>5,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6.1" table:style-name="ce1">
            <text:p>46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9.9" table:style-name="ce1">
            <text:p>29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8.7" table:style-name="ce1">
            <text:p>18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3.6" table:style-name="ce1">
            <text:p>13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3.9" table:style-name="ce1">
            <text:p>33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6.5" table:style-name="ce1">
            <text:p>16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5.97" table:style-name="ce1">
            <text:p>5,9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2.5" table:style-name="ce1">
            <text:p>32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4.3" table:style-name="ce1">
            <text:p>24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4.8" table:style-name="ce1">
            <text:p>24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6.35" table:style-name="ce1">
            <text:p>6,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8.8" table:style-name="ce1">
            <text:p>18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0.6" table:style-name="ce1">
            <text:p>20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0.2" table:style-name="ce1">
            <text:p>20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.3" table:style-name="ce1">
            <text:p>26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94" table:style-name="ce1">
            <text:p>0,9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6.7" table:style-name="ce1">
            <text:p>16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2" table:style-name="ce1">
            <text:p>27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.3" table:style-name="ce1">
            <text:p>45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.5" table:style-name="ce1">
            <text:p>29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.6" table:style-name="ce1">
            <text:p>2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6" table:style-name="ce1">
            <text:p>3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6.4" table:style-name="ce1">
            <text:p>46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1.4" table:style-name="ce1">
            <text:p>31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.9" table:style-name="ce1">
            <text:p>39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.5" table:style-name="ce1">
            <text:p>23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.6" table:style-name="ce1">
            <text:p>36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.5" table:style-name="ce1">
            <text:p>38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.8" table:style-name="ce1">
            <text:p>16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.8" table:style-name="ce1">
            <text:p>21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.8" table:style-name="ce1">
            <text:p>18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.6" table:style-name="ce1">
            <text:p>20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.4" table:style-name="ce1">
            <text:p>29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.9" table:style-name="ce1">
            <text:p>3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.3" table:style-name="ce1">
            <text:p>43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1.1" table:style-name="ce1">
            <text:p>11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23" table:style-name="ce1">
            <text:p>7,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.3" table:style-name="ce1">
            <text:p>15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8" table:style-name="ce1">
            <text:p>51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.1" table:style-name="ce1">
            <text:p>21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.8" table:style-name="ce1">
            <text:p>10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.09" table:style-name="ce1">
            <text:p>9,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.8" table:style-name="ce1">
            <text:p>25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.4" table:style-name="ce1">
            <text:p>13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.799999999999997" table:style-name="ce1">
            <text:p>38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.6" table:style-name="ce1">
            <text:p>23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.3" table:style-name="ce1">
            <text:p>19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.3" table:style-name="ce1">
            <text:p>29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.7" table:style-name="ce1">
            <text:p>22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.9" table:style-name="ce1">
            <text:p>2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.06" table:style-name="ce1">
            <text:p>6,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.6" table:style-name="ce1">
            <text:p>13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.7" table:style-name="ce1">
            <text:p>16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.6" table:style-name="ce1">
            <text:p>45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.3" table:style-name="ce1">
            <text:p>13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.5" table:style-name="ce1">
            <text:p>20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3.2" table:style-name="ce1">
            <text:p>53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.1" table:style-name="ce1">
            <text:p>39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6.1" table:style-name="ce1">
            <text:p>26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.3" table:style-name="ce1">
            <text:p>24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.9" table:style-name="ce1">
            <text:p>1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0.9" table:style-name="ce1">
            <text:p>30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1.9" table:style-name="ce1">
            <text:p>41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9.7" table:style-name="ce1">
            <text:p>29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.1" table:style-name="ce1">
            <text:p>12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3.7" table:style-name="ce1">
            <text:p>23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6.9" table:style-name="ce1">
            <text:p>36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.3" table:style-name="ce1">
            <text:p>10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.8" table:style-name="ce1">
            <text:p>14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3.1" table:style-name="ce1">
            <text:p>13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.7" table:style-name="ce1">
            <text:p>20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.8" table:style-name="ce1">
            <text:p>22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.2" table:style-name="ce1">
            <text:p>19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7" table:style-name="ce1">
            <text:p>13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.9" table:style-name="ce1">
            <text:p>31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74" table:style-name="ce1">
            <text:p>2,7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.1" table:style-name="ce1">
            <text:p>21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.6" table:style-name="ce1">
            <text:p>12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3.5" table:style-name="ce1">
            <text:p>13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88" table:style-name="ce1">
            <text:p>5,8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.2" table:style-name="ce1">
            <text:p>25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4.3" table:style-name="ce1">
            <text:p>24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8.1" table:style-name="ce1">
            <text:p>38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.3" table:style-name="ce1">
            <text:p>23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.5" table:style-name="ce1">
            <text:p>14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5.4" table:style-name="ce1">
            <text:p>15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2.1" table:style-name="ce1">
            <text:p>22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3.3" table:style-name="ce1">
            <text:p>23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.2" table:style-name="ce1">
            <text:p>19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6.52" table:style-name="ce1">
            <text:p>6,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62" table:style-name="ce1">
            <text:p>4,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.5" table:style-name="ce1">
            <text:p>27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3" table:style-name="ce1">
            <text:p>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0" table:style-name="ce1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1.7" table:style-name="ce1">
            <text:p>11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1.3" table:style-name="ce1">
            <text:p>21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.5" table:style-name="ce1">
            <text:p>15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2.9" table:style-name="ce1">
            <text:p>22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52" table:style-name="ce1">
            <text:p>9,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4.9" table:style-name="ce1">
            <text:p>1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.3" table:style-name="ce1">
            <text:p>20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8.4" table:style-name="ce1">
            <text:p>48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5.7" table:style-name="ce1">
            <text:p>25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.3" table:style-name="ce1">
            <text:p>17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8.4" table:style-name="ce1">
            <text:p>28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1.2" table:style-name="ce1">
            <text:p>41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1.6" table:style-name="ce1">
            <text:p>1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7" table:style-name="ce1">
            <text:p>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10.5" table:style-name="ce1">
            <text:p>10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5" table:style-name="ce1">
            <text:p>33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4.6" table:style-name="ce1">
            <text:p>44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" table:style-name="ce1">
            <text:p>1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4.9" table:style-name="ce1">
            <text:p>3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3.8" table:style-name="ce1">
            <text:p>13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1.1" table:style-name="ce1">
            <text:p>21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6.8" table:style-name="ce1">
            <text:p>16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0" table:style-name="ce1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8.1" table:style-name="ce1">
            <text:p>28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7.9" table:style-name="ce1">
            <text:p>27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.76" table:style-name="ce1">
            <text:p>9,7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3.2" table:style-name="ce1">
            <text:p>13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57" table:style-name="ce1">
            <text:p>8,5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8.9" table:style-name="ce1">
            <text:p>28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5.7" table:style-name="ce1">
            <text:p>55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0.7" table:style-name="ce1">
            <text:p>20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3.3" table:style-name="ce1">
            <text:p>13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08" table:style-name="ce1">
            <text:p>4,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4.6" table:style-name="ce1">
            <text:p>14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1.8" table:style-name="ce1">
            <text:p>41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7.6" table:style-name="ce1">
            <text:p>37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1.2" table:style-name="ce1">
            <text:p>21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3" table:style-name="ce1">
            <text:p>12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" table:style-name="ce1">
            <text:p>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2.3" table:style-name="ce1">
            <text:p>22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4.3" table:style-name="ce1">
            <text:p>24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6.6" table:style-name="ce1">
            <text:p>26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33" table:style-name="ce1">
            <text:p>5,3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7.3" table:style-name="ce1">
            <text:p>47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8.6" table:style-name="ce1">
            <text:p>38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1.4" table:style-name="ce1">
            <text:p>31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9" table:style-name="ce1">
            <text:p>36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4.9" table:style-name="ce1">
            <text:p>1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0.6" table:style-name="ce1">
            <text:p>20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4.1" table:style-name="ce1">
            <text:p>14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8.5" table:style-name="ce1">
            <text:p>38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6.5" table:style-name="ce1">
            <text:p>16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7.41" table:style-name="ce1">
            <text:p>7,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2.9" table:style-name="ce1">
            <text:p>32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2.6" table:style-name="ce1">
            <text:p>22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6.25" table:style-name="ce1">
            <text:p>6,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0.5" table:style-name="ce1">
            <text:p>20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0.9" table:style-name="ce1">
            <text:p>20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2.2" table:style-name="ce1">
            <text:p>22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.7" table:style-name="ce1">
            <text:p>26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97" table:style-name="ce1">
            <text:p>0,9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8" table:style-name="ce1">
            <text:p>1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4.6" table:style-name="ce1">
            <text:p>34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.2" table:style-name="ce1">
            <text:p>27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.4" table:style-name="ce1">
            <text:p>45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.5" table:style-name="ce1">
            <text:p>29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.1" table:style-name="ce1">
            <text:p>21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6" table:style-name="ce1">
            <text:p>31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6.4" table:style-name="ce1">
            <text:p>46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1.4" table:style-name="ce1">
            <text:p>31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.5" table:style-name="ce1">
            <text:p>23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.5" table:style-name="ce1">
            <text:p>38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.8" table:style-name="ce1">
            <text:p>21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.8" table:style-name="ce1">
            <text:p>18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.9" table:style-name="ce1">
            <text:p>20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.4" table:style-name="ce1">
            <text:p>29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1.9" table:style-name="ce1">
            <text:p>41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.23" table:style-name="ce1">
            <text:p>7,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.3" table:style-name="ce1">
            <text:p>15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8" table:style-name="ce1">
            <text:p>51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.1" table:style-name="ce1">
            <text:p>21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.8" table:style-name="ce1">
            <text:p>10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" table:style-name="ce1">
            <text:p>14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.09" table:style-name="ce1">
            <text:p>9,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.7" table:style-name="ce1">
            <text:p>26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.4" table:style-name="ce1">
            <text:p>13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.9" table:style-name="ce1">
            <text:p>38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.7" table:style-name="ce1">
            <text:p>18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.1" table:style-name="ce1">
            <text:p>31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.6" table:style-name="ce1">
            <text:p>33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.7" table:style-name="ce1">
            <text:p>22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.9" table:style-name="ce1">
            <text:p>24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.7" table:style-name="ce1">
            <text:p>16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.6" table:style-name="ce1">
            <text:p>13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.3" table:style-name="ce1">
            <text:p>14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.6" table:style-name="ce1">
            <text:p>45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.6" table:style-name="ce1">
            <text:p>13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.1" table:style-name="ce1">
            <text:p>31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3.2" table:style-name="ce1">
            <text:p>53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6.1" table:style-name="ce1">
            <text:p>26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.7" table:style-name="ce1">
            <text:p>25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4.4" table:style-name="ce1">
            <text:p>34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.1" table:style-name="ce1">
            <text:p>15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9.4" table:style-name="ce1">
            <text:p>39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1.9" table:style-name="ce1">
            <text:p>41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.7" table:style-name="ce1">
            <text:p>28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3.7" table:style-name="ce1">
            <text:p>23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.1" table:style-name="ce1">
            <text:p>14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3.1" table:style-name="ce1">
            <text:p>13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.7" table:style-name="ce1">
            <text:p>21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6.7" table:style-name="ce1">
            <text:p>16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.2" table:style-name="ce1">
            <text:p>19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.7" table:style-name="ce1">
            <text:p>13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.1" table:style-name="ce1">
            <text:p>21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.1" table:style-name="ce1">
            <text:p>12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3.1" table:style-name="ce1">
            <text:p>13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59" table:style-name="ce1">
            <text:p>5,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.4" table:style-name="ce1">
            <text:p>26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7.3" table:style-name="ce1">
            <text:p>27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8.1" table:style-name="ce1">
            <text:p>38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7.5" table:style-name="ce1">
            <text:p>27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0.9" table:style-name="ce1">
            <text:p>30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.4" table:style-name="ce1">
            <text:p>14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.8" table:style-name="ce1">
            <text:p>13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.5" table:style-name="ce1">
            <text:p>24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3.3" table:style-name="ce1">
            <text:p>23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.2" table:style-name="ce1">
            <text:p>19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8.89" table:style-name="ce1">
            <text:p>8,8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.35" table:style-name="ce1">
            <text:p>6,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7.5" table:style-name="ce1">
            <text:p>27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3" table:style-name="ce1">
            <text:p>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4.1" table:style-name="ce1">
            <text:p>24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8.3" table:style-name="ce1">
            <text:p>18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.9" table:style-name="ce1">
            <text:p>15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2.9" table:style-name="ce1">
            <text:p>22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7.9" table:style-name="ce1">
            <text:p>27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3.4" table:style-name="ce1">
            <text:p>13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.3" table:style-name="ce1">
            <text:p>20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8.4" table:style-name="ce1">
            <text:p>48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.8" table:style-name="ce1">
            <text:p>24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.3" table:style-name="ce1">
            <text:p>17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2.2" table:style-name="ce1">
            <text:p>22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2.4" table:style-name="ce1">
            <text:p>42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1.4" table:style-name="ce1">
            <text:p>11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10.5" table:style-name="ce1">
            <text:p>10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.6" table:style-name="ce1">
            <text:p>33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7.3" table:style-name="ce1">
            <text:p>47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" table:style-name="ce1">
            <text:p>1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5" table:style-name="ce1">
            <text:p>4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1.4" table:style-name="ce1">
            <text:p>41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4.9" table:style-name="ce1">
            <text:p>34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9.1" table:style-name="ce1">
            <text:p>29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3.8" table:style-name="ce1">
            <text:p>13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2.5" table:style-name="ce1">
            <text:p>22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5.1" table:style-name="ce1">
            <text:p>35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6.1" table:style-name="ce1">
            <text:p>26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8.1" table:style-name="ce1">
            <text:p>28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7.9" table:style-name="ce1">
            <text:p>27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0" table:style-name="ce1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.76" table:style-name="ce1">
            <text:p>9,7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1.2" table:style-name="ce1">
            <text:p>11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57" table:style-name="ce1">
            <text:p>8,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9.8" table:style-name="ce1">
            <text:p>19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5.7" table:style-name="ce1">
            <text:p>55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0.7" table:style-name="ce1">
            <text:p>20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25" table:style-name="ce1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6.38" table:style-name="ce1">
            <text:p>6,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4.6" table:style-name="ce1">
            <text:p>14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3" table:style-name="ce1">
            <text:p>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8.799999999999997" table:style-name="ce1">
            <text:p>38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1.2" table:style-name="ce1">
            <text:p>21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2.3" table:style-name="ce1">
            <text:p>12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9.5" table:style-name="ce1">
            <text:p>29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2.7" table:style-name="ce1">
            <text:p>22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2.3" table:style-name="ce1">
            <text:p>22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4.3" table:style-name="ce1">
            <text:p>24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6.6" table:style-name="ce1">
            <text:p>26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38" table:style-name="ce1">
            <text:p>5,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7" table:style-name="ce1">
            <text:p>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8.6" table:style-name="ce1">
            <text:p>38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9.4" table:style-name="ce1">
            <text:p>29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3.4" table:style-name="ce1">
            <text:p>23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9" table:style-name="ce1">
            <text:p>36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5.4" table:style-name="ce1">
            <text:p>15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0.3" table:style-name="ce1">
            <text:p>20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3.9" table:style-name="ce1">
            <text:p>13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8.5" table:style-name="ce1">
            <text:p>38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8.7" table:style-name="ce1">
            <text:p>18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7.41" table:style-name="ce1">
            <text:p>7,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2.4" table:style-name="ce1">
            <text:p>32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4.9" table:style-name="ce1">
            <text:p>24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5" table:style-name="ce1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7.3" table:style-name="ce1">
            <text:p>17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6.25" table:style-name="ce1">
            <text:p>6,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0.8" table:style-name="ce1">
            <text:p>20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3.1" table:style-name="ce1">
            <text:p>23,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2.2" table:style-name="ce1">
            <text:p>22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.7" table:style-name="ce1">
            <text:p>26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97" table:style-name="ce1">
            <text:p>0,9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6.8" table:style-name="ce1">
            <text:p>16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4.6" table:style-name="ce1">
            <text:p>34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1">
          <table:table-cell table:number-columns-repeated="16384"/>
        </table:table-row>
      </table:table>
      <table:database-ranges>
        <table:database-range table:target-range-address="IndParitePourVersionSQL.A2:IndParitePourVersionSQL.C4264" table:name="__Anonymous_Sheet_DB__1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Clément Calia</dc:creator>
    <dc:date>2022-03-14T12:08:29Z</dc:date>
    <meta:editing-cycles>3</meta:editing-cycles>
    <meta:editing-duration>PT371S</meta:editing-duration>
  </office:meta>
</office:document-meta>
</file>